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42.69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6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Pivot_20_Table_20_Corner">
      <style:table-cell-properties fo:border-bottom="none" fo:border-left="none" fo:border-right="none" fo:border-top="2.01pt solid #000000"/>
    </style:style>
    <style:style style:name="ce19" style:family="table-cell" style:parent-style-name="Pivot_20_Table_20_Value" style:data-style-name="N0"/>
    <style:style style:name="ce20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1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22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5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7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28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29" style:family="table-cell" style:parent-style-name="Pivot_20_Table_20_Value" style:data-style-name="N0">
      <style:table-cell-properties fo:border-bottom="2.01pt solid #000000" fo:border-left="none" fo:border-right="0.99pt solid #000000" fo:border-top="none"/>
    </style:style>
    <style:style style:name="ce30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3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3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i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ownloading</text:p>
          </table:table-cell>
          <table:table-cell office:value-type="string" calcext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</text:p>
          </table:table-cell>
          <table:table-cell office:value-type="float" office:value="1.66344404221" calcext:value-type="float">
            <text:p>1.66344404221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---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pipe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used</text:p>
          </table:table-cell>
          <table:table-cell office:value-type="float" office:value="3056854" calcext:value-type="float">
            <text:p>30568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string" calcext:value-type="string">
            <text:p>---</text:p>
          </table:table-cell>
          <table:table-cell office:value-type="float" office:value="9.30924987793" calcext:value-type="float">
            <text:p>9.30924987793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---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Width(*k)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3" calcext:value-type="float">
            <text:p>553</text:p>
          </table:table-cell>
          <table:table-cell office:value-type="float" office:value="80" calcext:value-type="float">
            <text:p>80</text:p>
          </table:table-cell>
          <table:table-cell office:value-type="float" office:value="1.74018001556" calcext:value-type="float">
            <text:p>1.740180015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3" calcext:value-type="float">
            <text:p>633</text:p>
          </table:table-cell>
          <table:table-cell office:value-type="float" office:value="90" calcext:value-type="float">
            <text:p>90</text:p>
          </table:table-cell>
          <table:table-cell office:value-type="float" office:value="1.75514793396" calcext:value-type="float">
            <text:p>1.7551479339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13" calcext:value-type="float">
            <text:p>713</text:p>
          </table:table-cell>
          <table:table-cell office:value-type="float" office:value="80" calcext:value-type="float">
            <text:p>80</text:p>
          </table:table-cell>
          <table:table-cell office:value-type="float" office:value="1.87359809875" calcext:value-type="float">
            <text:p>1.873598098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93" calcext:value-type="float">
            <text:p>793</text:p>
          </table:table-cell>
          <table:table-cell office:value-type="float" office:value="90" calcext:value-type="float">
            <text:p>90</text:p>
          </table:table-cell>
          <table:table-cell office:value-type="float" office:value="1.90330815315" calcext:value-type="float">
            <text:p>1.903308153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73" calcext:value-type="float">
            <text:p>873</text:p>
          </table:table-cell>
          <table:table-cell office:value-type="float" office:value="100" calcext:value-type="float">
            <text:p>100</text:p>
          </table:table-cell>
          <table:table-cell office:value-type="float" office:value="1.97797203064" calcext:value-type="float">
            <text:p>1.977972030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93" calcext:value-type="float">
            <text:p>793</text:p>
          </table:table-cell>
          <table:table-cell office:value-type="float" office:value="100" calcext:value-type="float">
            <text:p>100</text:p>
          </table:table-cell>
          <table:table-cell office:value-type="float" office:value="1.71730613708" calcext:value-type="float">
            <text:p>1.717306137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53" calcext:value-type="float">
            <text:p>953</text:p>
          </table:table-cell>
          <table:table-cell office:value-type="float" office:value="100" calcext:value-type="float">
            <text:p>100</text:p>
          </table:table-cell>
          <table:table-cell office:value-type="float" office:value="1.76955389977" calcext:value-type="float">
            <text:p>1.7695538997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13" calcext:value-type="float">
            <text:p>1113</text:p>
          </table:table-cell>
          <table:table-cell office:value-type="float" office:value="100" calcext:value-type="float">
            <text:p>100</text:p>
          </table:table-cell>
          <table:table-cell office:value-type="float" office:value="1.85484313965" calcext:value-type="float">
            <text:p>1.8548431396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73" calcext:value-type="float">
            <text:p>1273</text:p>
          </table:table-cell>
          <table:table-cell office:value-type="float" office:value="100" calcext:value-type="float">
            <text:p>100</text:p>
          </table:table-cell>
          <table:table-cell office:value-type="float" office:value="1.88757610321" calcext:value-type="float">
            <text:p>1.8875761032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33" calcext:value-type="float">
            <text:p>1433</text:p>
          </table:table-cell>
          <table:table-cell office:value-type="float" office:value="100" calcext:value-type="float">
            <text:p>100</text:p>
          </table:table-cell>
          <table:table-cell office:value-type="float" office:value="1.9420979023" calcext:value-type="float">
            <text:p>1.942097902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33" calcext:value-type="float">
            <text:p>1033</text:p>
          </table:table-cell>
          <table:table-cell office:value-type="float" office:value="100" calcext:value-type="float">
            <text:p>100</text:p>
          </table:table-cell>
          <table:table-cell office:value-type="float" office:value="1.72242689133" calcext:value-type="float">
            <text:p>1.722426891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73" calcext:value-type="float">
            <text:p>1273</text:p>
          </table:table-cell>
          <table:table-cell office:value-type="float" office:value="100" calcext:value-type="float">
            <text:p>100</text:p>
          </table:table-cell>
          <table:table-cell office:value-type="float" office:value="1.75551891327" calcext:value-type="float">
            <text:p>1.755518913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13" calcext:value-type="float">
            <text:p>1513</text:p>
          </table:table-cell>
          <table:table-cell office:value-type="float" office:value="100" calcext:value-type="float">
            <text:p>100</text:p>
          </table:table-cell>
          <table:table-cell office:value-type="float" office:value="1.80963015556" calcext:value-type="float">
            <text:p>1.809630155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53" calcext:value-type="float">
            <text:p>1753</text:p>
          </table:table-cell>
          <table:table-cell office:value-type="float" office:value="100" calcext:value-type="float">
            <text:p>100</text:p>
          </table:table-cell>
          <table:table-cell office:value-type="float" office:value="1.86114883423" calcext:value-type="float">
            <text:p>1.8611488342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1.90516805649" calcext:value-type="float">
            <text:p>1.905168056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73" calcext:value-type="float">
            <text:p>1273</text:p>
          </table:table-cell>
          <table:table-cell office:value-type="float" office:value="100" calcext:value-type="float">
            <text:p>100</text:p>
          </table:table-cell>
          <table:table-cell office:value-type="float" office:value="1.74276685715" calcext:value-type="float">
            <text:p>1.742766857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93" calcext:value-type="float">
            <text:p>1593</text:p>
          </table:table-cell>
          <table:table-cell office:value-type="float" office:value="100" calcext:value-type="float">
            <text:p>100</text:p>
          </table:table-cell>
          <table:table-cell office:value-type="float" office:value="1.76618599892" calcext:value-type="float">
            <text:p>1.766185998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13" calcext:value-type="float">
            <text:p>1913</text:p>
          </table:table-cell>
          <table:table-cell office:value-type="float" office:value="100" calcext:value-type="float">
            <text:p>100</text:p>
          </table:table-cell>
          <table:table-cell office:value-type="float" office:value="1.81473016739" calcext:value-type="float">
            <text:p>1.814730167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33" calcext:value-type="float">
            <text:p>2233</text:p>
          </table:table-cell>
          <table:table-cell office:value-type="float" office:value="100" calcext:value-type="float">
            <text:p>100</text:p>
          </table:table-cell>
          <table:table-cell office:value-type="float" office:value="1.87629890442" calcext:value-type="float">
            <text:p>1.8762989044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53" calcext:value-type="float">
            <text:p>2553</text:p>
          </table:table-cell>
          <table:table-cell office:value-type="float" office:value="100" calcext:value-type="float">
            <text:p>100</text:p>
          </table:table-cell>
          <table:table-cell office:value-type="float" office:value="1.89639616013" calcext:value-type="float">
            <text:p>1.896396160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13" calcext:value-type="float">
            <text:p>1513</text:p>
          </table:table-cell>
          <table:table-cell office:value-type="float" office:value="100" calcext:value-type="float">
            <text:p>100</text:p>
          </table:table-cell>
          <table:table-cell office:value-type="float" office:value="1.70213294029" calcext:value-type="float">
            <text:p>1.7021329402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13" calcext:value-type="float">
            <text:p>1913</text:p>
          </table:table-cell>
          <table:table-cell office:value-type="float" office:value="100" calcext:value-type="float">
            <text:p>100</text:p>
          </table:table-cell>
          <table:table-cell office:value-type="float" office:value="1.75976896286" calcext:value-type="float">
            <text:p>1.7597689628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13" calcext:value-type="float">
            <text:p>2313</text:p>
          </table:table-cell>
          <table:table-cell office:value-type="float" office:value="100" calcext:value-type="float">
            <text:p>100</text:p>
          </table:table-cell>
          <table:table-cell office:value-type="float" office:value="1.80268192291" calcext:value-type="float">
            <text:p>1.8026819229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13" calcext:value-type="float">
            <text:p>2713</text:p>
          </table:table-cell>
          <table:table-cell office:value-type="float" office:value="100" calcext:value-type="float">
            <text:p>100</text:p>
          </table:table-cell>
          <table:table-cell office:value-type="float" office:value="1.84864592552" calcext:value-type="float">
            <text:p>1.848645925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113" calcext:value-type="float">
            <text:p>3113</text:p>
          </table:table-cell>
          <table:table-cell office:value-type="float" office:value="100" calcext:value-type="float">
            <text:p>100</text:p>
          </table:table-cell>
          <table:table-cell office:value-type="float" office:value="1.88783192635" calcext:value-type="float">
            <text:p>1.887831926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53" calcext:value-type="float">
            <text:p>1753</text:p>
          </table:table-cell>
          <table:table-cell office:value-type="float" office:value="100" calcext:value-type="float">
            <text:p>100</text:p>
          </table:table-cell>
          <table:table-cell office:value-type="float" office:value="1.68713998795" calcext:value-type="float">
            <text:p>1.6871399879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33" calcext:value-type="float">
            <text:p>2233</text:p>
          </table:table-cell>
          <table:table-cell office:value-type="float" office:value="100" calcext:value-type="float">
            <text:p>100</text:p>
          </table:table-cell>
          <table:table-cell office:value-type="float" office:value="1.74434089661" calcext:value-type="float">
            <text:p>1.7443408966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13" calcext:value-type="float">
            <text:p>2713</text:p>
          </table:table-cell>
          <table:table-cell office:value-type="float" office:value="100" calcext:value-type="float">
            <text:p>100</text:p>
          </table:table-cell>
          <table:table-cell office:value-type="float" office:value="1.78194689751" calcext:value-type="float">
            <text:p>1.781946897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93" calcext:value-type="float">
            <text:p>3193</text:p>
          </table:table-cell>
          <table:table-cell office:value-type="float" office:value="100" calcext:value-type="float">
            <text:p>100</text:p>
          </table:table-cell>
          <table:table-cell office:value-type="float" office:value="1.8354279995" calcext:value-type="float">
            <text:p>1.835427999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673" calcext:value-type="float">
            <text:p>3673</text:p>
          </table:table-cell>
          <table:table-cell office:value-type="float" office:value="100" calcext:value-type="float">
            <text:p>100</text:p>
          </table:table-cell>
          <table:table-cell office:value-type="float" office:value="1.90023994446" calcext:value-type="float">
            <text:p>1.9002399444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1.71213197708" calcext:value-type="float">
            <text:p>1.712131977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53" calcext:value-type="float">
            <text:p>2553</text:p>
          </table:table-cell>
          <table:table-cell office:value-type="float" office:value="100" calcext:value-type="float">
            <text:p>100</text:p>
          </table:table-cell>
          <table:table-cell office:value-type="float" office:value="1.75699210167" calcext:value-type="float">
            <text:p>1.756992101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113" calcext:value-type="float">
            <text:p>3113</text:p>
          </table:table-cell>
          <table:table-cell office:value-type="float" office:value="100" calcext:value-type="float">
            <text:p>100</text:p>
          </table:table-cell>
          <table:table-cell office:value-type="float" office:value="1.81567502022" calcext:value-type="float">
            <text:p>1.815675020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673" calcext:value-type="float">
            <text:p>3673</text:p>
          </table:table-cell>
          <table:table-cell office:value-type="float" office:value="100" calcext:value-type="float">
            <text:p>100</text:p>
          </table:table-cell>
          <table:table-cell office:value-type="float" office:value="1.82971715927" calcext:value-type="float">
            <text:p>1.829717159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233" calcext:value-type="float">
            <text:p>4233</text:p>
          </table:table-cell>
          <table:table-cell office:value-type="float" office:value="100" calcext:value-type="float">
            <text:p>100</text:p>
          </table:table-cell>
          <table:table-cell office:value-type="float" office:value="1.87856507301" calcext:value-type="float">
            <text:p>1.878565073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233" calcext:value-type="float">
            <text:p>2233</text:p>
          </table:table-cell>
          <table:table-cell office:value-type="float" office:value="100" calcext:value-type="float">
            <text:p>100</text:p>
          </table:table-cell>
          <table:table-cell office:value-type="float" office:value="1.67926692963" calcext:value-type="float">
            <text:p>1.6792669296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73" calcext:value-type="float">
            <text:p>2873</text:p>
          </table:table-cell>
          <table:table-cell office:value-type="float" office:value="100" calcext:value-type="float">
            <text:p>100</text:p>
          </table:table-cell>
          <table:table-cell office:value-type="float" office:value="1.7449889183" calcext:value-type="float">
            <text:p>1.74498891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513" calcext:value-type="float">
            <text:p>3513</text:p>
          </table:table-cell>
          <table:table-cell office:value-type="float" office:value="100" calcext:value-type="float">
            <text:p>100</text:p>
          </table:table-cell>
          <table:table-cell office:value-type="float" office:value="1.7732489109" calcext:value-type="float">
            <text:p>1.773248910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153" calcext:value-type="float">
            <text:p>4153</text:p>
          </table:table-cell>
          <table:table-cell office:value-type="float" office:value="100" calcext:value-type="float">
            <text:p>100</text:p>
          </table:table-cell>
          <table:table-cell office:value-type="float" office:value="1.85258197784" calcext:value-type="float">
            <text:p>1.8525819778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793" calcext:value-type="float">
            <text:p>4793</text:p>
          </table:table-cell>
          <table:table-cell office:value-type="float" office:value="100" calcext:value-type="float">
            <text:p>100</text:p>
          </table:table-cell>
          <table:table-cell office:value-type="float" office:value="1.89526295662" calcext:value-type="float">
            <text:p>1.8952629566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473" calcext:value-type="float">
            <text:p>2473</text:p>
          </table:table-cell>
          <table:table-cell office:value-type="float" office:value="100" calcext:value-type="float">
            <text:p>100</text:p>
          </table:table-cell>
          <table:table-cell office:value-type="float" office:value="1.72903013229" calcext:value-type="float">
            <text:p>1.7290301322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193" calcext:value-type="float">
            <text:p>3193</text:p>
          </table:table-cell>
          <table:table-cell office:value-type="float" office:value="100" calcext:value-type="float">
            <text:p>100</text:p>
          </table:table-cell>
          <table:table-cell office:value-type="float" office:value="1.73970007896" calcext:value-type="float">
            <text:p>1.7397000789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913" calcext:value-type="float">
            <text:p>3913</text:p>
          </table:table-cell>
          <table:table-cell office:value-type="float" office:value="100" calcext:value-type="float">
            <text:p>100</text:p>
          </table:table-cell>
          <table:table-cell office:value-type="float" office:value="1.75828003883" calcext:value-type="float">
            <text:p>1.758280038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633" calcext:value-type="float">
            <text:p>4633</text:p>
          </table:table-cell>
          <table:table-cell office:value-type="float" office:value="100" calcext:value-type="float">
            <text:p>100</text:p>
          </table:table-cell>
          <table:table-cell office:value-type="float" office:value="1.80360794067" calcext:value-type="float">
            <text:p>1.803607940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353" calcext:value-type="float">
            <text:p>5353</text:p>
          </table:table-cell>
          <table:table-cell office:value-type="float" office:value="100" calcext:value-type="float">
            <text:p>100</text:p>
          </table:table-cell>
          <table:table-cell office:value-type="float" office:value="1.83918690681" calcext:value-type="float">
            <text:p>1.8391869068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73" calcext:value-type="float">
            <text:p>2473</text:p>
          </table:table-cell>
          <table:table-cell office:value-type="float" office:value="82" calcext:value-type="float">
            <text:p>82</text:p>
          </table:table-cell>
          <table:table-cell office:value-type="float" office:value="1.7376768589" calcext:value-type="float">
            <text:p>1.737676858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73" calcext:value-type="float">
            <text:p>2873</text:p>
          </table:table-cell>
          <table:table-cell office:value-type="float" office:value="88" calcext:value-type="float">
            <text:p>88</text:p>
          </table:table-cell>
          <table:table-cell office:value-type="float" office:value="1.77555704117" calcext:value-type="float">
            <text:p>1.7755570411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73" calcext:value-type="float">
            <text:p>3273</text:p>
          </table:table-cell>
          <table:table-cell office:value-type="float" office:value="90" calcext:value-type="float">
            <text:p>90</text:p>
          </table:table-cell>
          <table:table-cell office:value-type="float" office:value="1.85679984093" calcext:value-type="float">
            <text:p>1.8567998409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73" calcext:value-type="float">
            <text:p>3673</text:p>
          </table:table-cell>
          <table:table-cell office:value-type="float" office:value="92" calcext:value-type="float">
            <text:p>92</text:p>
          </table:table-cell>
          <table:table-cell office:value-type="float" office:value="1.89835309982" calcext:value-type="float">
            <text:p>1.8983530998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73" calcext:value-type="float">
            <text:p>4073</text:p>
          </table:table-cell>
          <table:table-cell office:value-type="float" office:value="94" calcext:value-type="float">
            <text:p>94</text:p>
          </table:table-cell>
          <table:table-cell office:value-type="float" office:value="1.89148712158" calcext:value-type="float">
            <text:p>1.8914871215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673" calcext:value-type="float">
            <text:p>3673</text:p>
          </table:table-cell>
          <table:table-cell office:value-type="float" office:value="96" calcext:value-type="float">
            <text:p>96</text:p>
          </table:table-cell>
          <table:table-cell office:value-type="float" office:value="1.716755867" calcext:value-type="float">
            <text:p>1.71675586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73" calcext:value-type="float">
            <text:p>4473</text:p>
          </table:table-cell>
          <table:table-cell office:value-type="float" office:value="98" calcext:value-type="float">
            <text:p>98</text:p>
          </table:table-cell>
          <table:table-cell office:value-type="float" office:value="1.75240397453" calcext:value-type="float">
            <text:p>1.7524039745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273" calcext:value-type="float">
            <text:p>5273</text:p>
          </table:table-cell>
          <table:table-cell office:value-type="float" office:value="98" calcext:value-type="float">
            <text:p>98</text:p>
          </table:table-cell>
          <table:table-cell office:value-type="float" office:value="1.79268407822" calcext:value-type="float">
            <text:p>1.7926840782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73" calcext:value-type="float">
            <text:p>6073</text:p>
          </table:table-cell>
          <table:table-cell office:value-type="float" office:value="98" calcext:value-type="float">
            <text:p>98</text:p>
          </table:table-cell>
          <table:table-cell office:value-type="float" office:value="1.83219814301" calcext:value-type="float">
            <text:p>1.8321981430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873" calcext:value-type="float">
            <text:p>6873</text:p>
          </table:table-cell>
          <table:table-cell office:value-type="float" office:value="98" calcext:value-type="float">
            <text:p>98</text:p>
          </table:table-cell>
          <table:table-cell office:value-type="float" office:value="1.86765408516" calcext:value-type="float">
            <text:p>1.8676540851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873" calcext:value-type="float">
            <text:p>4873</text:p>
          </table:table-cell>
          <table:table-cell office:value-type="float" office:value="100" calcext:value-type="float">
            <text:p>100</text:p>
          </table:table-cell>
          <table:table-cell office:value-type="float" office:value="1.75195407867" calcext:value-type="float">
            <text:p>1.7519540786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73" calcext:value-type="float">
            <text:p>6073</text:p>
          </table:table-cell>
          <table:table-cell office:value-type="float" office:value="100" calcext:value-type="float">
            <text:p>100</text:p>
          </table:table-cell>
          <table:table-cell office:value-type="float" office:value="1.77473092079" calcext:value-type="float">
            <text:p>1.7747309207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273" calcext:value-type="float">
            <text:p>7273</text:p>
          </table:table-cell>
          <table:table-cell office:value-type="float" office:value="100" calcext:value-type="float">
            <text:p>100</text:p>
          </table:table-cell>
          <table:table-cell office:value-type="float" office:value="1.80847787857" calcext:value-type="float">
            <text:p>1.8084778785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473" calcext:value-type="float">
            <text:p>8473</text:p>
          </table:table-cell>
          <table:table-cell office:value-type="float" office:value="100" calcext:value-type="float">
            <text:p>100</text:p>
          </table:table-cell>
          <table:table-cell office:value-type="float" office:value="1.83914208412" calcext:value-type="float">
            <text:p>1.8391420841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673" calcext:value-type="float">
            <text:p>9673</text:p>
          </table:table-cell>
          <table:table-cell office:value-type="float" office:value="100" calcext:value-type="float">
            <text:p>100</text:p>
          </table:table-cell>
          <table:table-cell office:value-type="float" office:value="1.89473485947" calcext:value-type="float">
            <text:p>1.8947348594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73" calcext:value-type="float">
            <text:p>6073</text:p>
          </table:table-cell>
          <table:table-cell office:value-type="float" office:value="100" calcext:value-type="float">
            <text:p>100</text:p>
          </table:table-cell>
          <table:table-cell office:value-type="float" office:value="1.67219305038" calcext:value-type="float">
            <text:p>1.6721930503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673" calcext:value-type="float">
            <text:p>7673</text:p>
          </table:table-cell>
          <table:table-cell office:value-type="float" office:value="100" calcext:value-type="float">
            <text:p>100</text:p>
          </table:table-cell>
          <table:table-cell office:value-type="float" office:value="1.7525639534" calcext:value-type="float">
            <text:p>1.752563953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273" calcext:value-type="float">
            <text:p>9273</text:p>
          </table:table-cell>
          <table:table-cell office:value-type="float" office:value="100" calcext:value-type="float">
            <text:p>100</text:p>
          </table:table-cell>
          <table:table-cell office:value-type="float" office:value="1.77829909325" calcext:value-type="float">
            <text:p>1.7782990932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873" calcext:value-type="float">
            <text:p>10873</text:p>
          </table:table-cell>
          <table:table-cell office:value-type="float" office:value="100" calcext:value-type="float">
            <text:p>100</text:p>
          </table:table-cell>
          <table:table-cell office:value-type="float" office:value="1.83614182472" calcext:value-type="float">
            <text:p>1.8361418247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473" calcext:value-type="float">
            <text:p>12473</text:p>
          </table:table-cell>
          <table:table-cell office:value-type="float" office:value="100" calcext:value-type="float">
            <text:p>100</text:p>
          </table:table-cell>
          <table:table-cell office:value-type="float" office:value="1.82843708992" calcext:value-type="float">
            <text:p>1.8284370899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273" calcext:value-type="float">
            <text:p>7273</text:p>
          </table:table-cell>
          <table:table-cell office:value-type="float" office:value="100" calcext:value-type="float">
            <text:p>100</text:p>
          </table:table-cell>
          <table:table-cell office:value-type="float" office:value="1.67135310173" calcext:value-type="float">
            <text:p>1.6713531017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273" calcext:value-type="float">
            <text:p>9273</text:p>
          </table:table-cell>
          <table:table-cell office:value-type="float" office:value="100" calcext:value-type="float">
            <text:p>100</text:p>
          </table:table-cell>
          <table:table-cell office:value-type="float" office:value="1.71601915359" calcext:value-type="float">
            <text:p>1.7160191535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273" calcext:value-type="float">
            <text:p>11273</text:p>
          </table:table-cell>
          <table:table-cell office:value-type="float" office:value="100" calcext:value-type="float">
            <text:p>100</text:p>
          </table:table-cell>
          <table:table-cell office:value-type="float" office:value="1.76069688797" calcext:value-type="float">
            <text:p>1.7606968879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273" calcext:value-type="float">
            <text:p>13273</text:p>
          </table:table-cell>
          <table:table-cell office:value-type="float" office:value="100" calcext:value-type="float">
            <text:p>100</text:p>
          </table:table-cell>
          <table:table-cell office:value-type="float" office:value="1.80470299721" calcext:value-type="float">
            <text:p>1.8047029972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273" calcext:value-type="float">
            <text:p>15273</text:p>
          </table:table-cell>
          <table:table-cell office:value-type="float" office:value="100" calcext:value-type="float">
            <text:p>100</text:p>
          </table:table-cell>
          <table:table-cell office:value-type="float" office:value="1.81872415543" calcext:value-type="float">
            <text:p>1.8187241554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473" calcext:value-type="float">
            <text:p>8473</text:p>
          </table:table-cell>
          <table:table-cell office:value-type="float" office:value="100" calcext:value-type="float">
            <text:p>100</text:p>
          </table:table-cell>
          <table:table-cell office:value-type="float" office:value="1.67864108086" calcext:value-type="float">
            <text:p>1.6786410808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873" calcext:value-type="float">
            <text:p>10873</text:p>
          </table:table-cell>
          <table:table-cell office:value-type="float" office:value="100" calcext:value-type="float">
            <text:p>100</text:p>
          </table:table-cell>
          <table:table-cell office:value-type="float" office:value="1.74529790878" calcext:value-type="float">
            <text:p>1.7452979087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273" calcext:value-type="float">
            <text:p>13273</text:p>
          </table:table-cell>
          <table:table-cell office:value-type="float" office:value="100" calcext:value-type="float">
            <text:p>100</text:p>
          </table:table-cell>
          <table:table-cell office:value-type="float" office:value="1.79120802879" calcext:value-type="float">
            <text:p>1.7912080287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673" calcext:value-type="float">
            <text:p>15673</text:p>
          </table:table-cell>
          <table:table-cell office:value-type="float" office:value="100" calcext:value-type="float">
            <text:p>100</text:p>
          </table:table-cell>
          <table:table-cell office:value-type="float" office:value="1.80039906502" calcext:value-type="float">
            <text:p>1.8003990650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073" calcext:value-type="float">
            <text:p>18073</text:p>
          </table:table-cell>
          <table:table-cell office:value-type="float" office:value="100" calcext:value-type="float">
            <text:p>100</text:p>
          </table:table-cell>
          <table:table-cell office:value-type="float" office:value="1.8557100296" calcext:value-type="float">
            <text:p>1.855710029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673" calcext:value-type="float">
            <text:p>9673</text:p>
          </table:table-cell>
          <table:table-cell office:value-type="float" office:value="100" calcext:value-type="float">
            <text:p>100</text:p>
          </table:table-cell>
          <table:table-cell office:value-type="float" office:value="1.70687508583" calcext:value-type="float">
            <text:p>1.7068750858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473" calcext:value-type="float">
            <text:p>12473</text:p>
          </table:table-cell>
          <table:table-cell office:value-type="float" office:value="100" calcext:value-type="float">
            <text:p>100</text:p>
          </table:table-cell>
          <table:table-cell office:value-type="float" office:value="1.74128699303" calcext:value-type="float">
            <text:p>1.7412869930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273" calcext:value-type="float">
            <text:p>15273</text:p>
          </table:table-cell>
          <table:table-cell office:value-type="float" office:value="100" calcext:value-type="float">
            <text:p>100</text:p>
          </table:table-cell>
          <table:table-cell office:value-type="float" office:value="1.83322906494" calcext:value-type="float">
            <text:p>1.8332290649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073" calcext:value-type="float">
            <text:p>18073</text:p>
          </table:table-cell>
          <table:table-cell office:value-type="float" office:value="100" calcext:value-type="float">
            <text:p>100</text:p>
          </table:table-cell>
          <table:table-cell office:value-type="float" office:value="1.81212711334" calcext:value-type="float">
            <text:p>1.8121271133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873" calcext:value-type="float">
            <text:p>20873</text:p>
          </table:table-cell>
          <table:table-cell office:value-type="float" office:value="100" calcext:value-type="float">
            <text:p>100</text:p>
          </table:table-cell>
          <table:table-cell office:value-type="float" office:value="1.83241701126" calcext:value-type="float">
            <text:p>1.8324170112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873" calcext:value-type="float">
            <text:p>10873</text:p>
          </table:table-cell>
          <table:table-cell office:value-type="float" office:value="100" calcext:value-type="float">
            <text:p>100</text:p>
          </table:table-cell>
          <table:table-cell office:value-type="float" office:value="1.70427083969" calcext:value-type="float">
            <text:p>1.7042708396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073" calcext:value-type="float">
            <text:p>14073</text:p>
          </table:table-cell>
          <table:table-cell office:value-type="float" office:value="100" calcext:value-type="float">
            <text:p>100</text:p>
          </table:table-cell>
          <table:table-cell office:value-type="float" office:value="1.72793102264" calcext:value-type="float">
            <text:p>1.7279310226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273" calcext:value-type="float">
            <text:p>17273</text:p>
          </table:table-cell>
          <table:table-cell office:value-type="float" office:value="100" calcext:value-type="float">
            <text:p>100</text:p>
          </table:table-cell>
          <table:table-cell office:value-type="float" office:value="1.79573988914" calcext:value-type="float">
            <text:p>1.7957398891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473" calcext:value-type="float">
            <text:p>20473</text:p>
          </table:table-cell>
          <table:table-cell office:value-type="float" office:value="100" calcext:value-type="float">
            <text:p>100</text:p>
          </table:table-cell>
          <table:table-cell office:value-type="float" office:value="1.81038713455" calcext:value-type="float">
            <text:p>1.8103871345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673" calcext:value-type="float">
            <text:p>23673</text:p>
          </table:table-cell>
          <table:table-cell office:value-type="float" office:value="100" calcext:value-type="float">
            <text:p>100</text:p>
          </table:table-cell>
          <table:table-cell office:value-type="float" office:value="1.83244395256" calcext:value-type="float">
            <text:p>1.8324439525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073" calcext:value-type="float">
            <text:p>12073</text:p>
          </table:table-cell>
          <table:table-cell office:value-type="float" office:value="100" calcext:value-type="float">
            <text:p>100</text:p>
          </table:table-cell>
          <table:table-cell office:value-type="float" office:value="1.69837999344" calcext:value-type="float">
            <text:p>1.6983799934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673" calcext:value-type="float">
            <text:p>15673</text:p>
          </table:table-cell>
          <table:table-cell office:value-type="float" office:value="100" calcext:value-type="float">
            <text:p>100</text:p>
          </table:table-cell>
          <table:table-cell office:value-type="float" office:value="1.7414150238" calcext:value-type="float">
            <text:p>1.741415023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273" calcext:value-type="float">
            <text:p>19273</text:p>
          </table:table-cell>
          <table:table-cell office:value-type="float" office:value="100" calcext:value-type="float">
            <text:p>100</text:p>
          </table:table-cell>
          <table:table-cell office:value-type="float" office:value="1.74809598923" calcext:value-type="float">
            <text:p>1.748095989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2873" calcext:value-type="float">
            <text:p>22873</text:p>
          </table:table-cell>
          <table:table-cell office:value-type="float" office:value="100" calcext:value-type="float">
            <text:p>100</text:p>
          </table:table-cell>
          <table:table-cell office:value-type="float" office:value="1.78230214119" calcext:value-type="float">
            <text:p>1.7823021411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473" calcext:value-type="float">
            <text:p>26473</text:p>
          </table:table-cell>
          <table:table-cell office:value-type="float" office:value="100" calcext:value-type="float">
            <text:p>100</text:p>
          </table:table-cell>
          <table:table-cell office:value-type="float" office:value="1.80674695969" calcext:value-type="float">
            <text:p>1.8067469596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73" calcext:value-type="float">
            <text:p>4873</text:p>
          </table:table-cell>
          <table:table-cell office:value-type="float" office:value="86" calcext:value-type="float">
            <text:p>86</text:p>
          </table:table-cell>
          <table:table-cell office:value-type="float" office:value="1.75047802925" calcext:value-type="float">
            <text:p>1.7504780292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73" calcext:value-type="float">
            <text:p>5673</text:p>
          </table:table-cell>
          <table:table-cell office:value-type="float" office:value="88" calcext:value-type="float">
            <text:p>88</text:p>
          </table:table-cell>
          <table:table-cell office:value-type="float" office:value="1.86168694496" calcext:value-type="float">
            <text:p>1.8616869449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73" calcext:value-type="float">
            <text:p>6473</text:p>
          </table:table-cell>
          <table:table-cell office:value-type="float" office:value="90" calcext:value-type="float">
            <text:p>90</text:p>
          </table:table-cell>
          <table:table-cell office:value-type="float" office:value="1.89038419724" calcext:value-type="float">
            <text:p>1.8903841972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273" calcext:value-type="float">
            <text:p>7273</text:p>
          </table:table-cell>
          <table:table-cell office:value-type="float" office:value="93" calcext:value-type="float">
            <text:p>93</text:p>
          </table:table-cell>
          <table:table-cell office:value-type="float" office:value="1.9340531826" calcext:value-type="float">
            <text:p>1.93405318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073" calcext:value-type="float">
            <text:p>8073</text:p>
          </table:table-cell>
          <table:table-cell office:value-type="float" office:value="92" calcext:value-type="float">
            <text:p>92</text:p>
          </table:table-cell>
          <table:table-cell office:value-type="float" office:value="1.98289299011" calcext:value-type="float">
            <text:p>1.9828929901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273" calcext:value-type="float">
            <text:p>7273</text:p>
          </table:table-cell>
          <table:table-cell office:value-type="float" office:value="96" calcext:value-type="float">
            <text:p>96</text:p>
          </table:table-cell>
          <table:table-cell office:value-type="float" office:value="1.80928397179" calcext:value-type="float">
            <text:p>1.8092839717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873" calcext:value-type="float">
            <text:p>8873</text:p>
          </table:table-cell>
          <table:table-cell office:value-type="float" office:value="96" calcext:value-type="float">
            <text:p>96</text:p>
          </table:table-cell>
          <table:table-cell office:value-type="float" office:value="1.82297205925" calcext:value-type="float">
            <text:p>1.8229720592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473" calcext:value-type="float">
            <text:p>10473</text:p>
          </table:table-cell>
          <table:table-cell office:value-type="float" office:value="98" calcext:value-type="float">
            <text:p>98</text:p>
          </table:table-cell>
          <table:table-cell office:value-type="float" office:value="1.85720801353" calcext:value-type="float">
            <text:p>1.8572080135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073" calcext:value-type="float">
            <text:p>12073</text:p>
          </table:table-cell>
          <table:table-cell office:value-type="float" office:value="99" calcext:value-type="float">
            <text:p>99</text:p>
          </table:table-cell>
          <table:table-cell office:value-type="float" office:value="1.98539710045" calcext:value-type="float">
            <text:p>1.9853971004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673" calcext:value-type="float">
            <text:p>13673</text:p>
          </table:table-cell>
          <table:table-cell office:value-type="float" office:value="98" calcext:value-type="float">
            <text:p>98</text:p>
          </table:table-cell>
          <table:table-cell office:value-type="float" office:value="1.94557619095" calcext:value-type="float">
            <text:p>1.9455761909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673" calcext:value-type="float">
            <text:p>9673</text:p>
          </table:table-cell>
          <table:table-cell office:value-type="float" office:value="96" calcext:value-type="float">
            <text:p>96</text:p>
          </table:table-cell>
          <table:table-cell office:value-type="float" office:value="1.87218999863" calcext:value-type="float">
            <text:p>1.8721899986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073" calcext:value-type="float">
            <text:p>12073</text:p>
          </table:table-cell>
          <table:table-cell office:value-type="float" office:value="98" calcext:value-type="float">
            <text:p>98</text:p>
          </table:table-cell>
          <table:table-cell office:value-type="float" office:value="1.74796700478" calcext:value-type="float">
            <text:p>1.7479670047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473" calcext:value-type="float">
            <text:p>14473</text:p>
          </table:table-cell>
          <table:table-cell office:value-type="float" office:value="99" calcext:value-type="float">
            <text:p>99</text:p>
          </table:table-cell>
          <table:table-cell office:value-type="float" office:value="1.82407307625" calcext:value-type="float">
            <text:p>1.8240730762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873" calcext:value-type="float">
            <text:p>16873</text:p>
          </table:table-cell>
          <table:table-cell office:value-type="float" office:value="99" calcext:value-type="float">
            <text:p>99</text:p>
          </table:table-cell>
          <table:table-cell office:value-type="float" office:value="1.82717013359" calcext:value-type="float">
            <text:p>1.8271701335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273" calcext:value-type="float">
            <text:p>19273</text:p>
          </table:table-cell>
          <table:table-cell office:value-type="float" office:value="99" calcext:value-type="float">
            <text:p>99</text:p>
          </table:table-cell>
          <table:table-cell office:value-type="float" office:value="1.8923561573" calcext:value-type="float">
            <text:p>1.892356157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073" calcext:value-type="float">
            <text:p>12073</text:p>
          </table:table-cell>
          <table:table-cell office:value-type="float" office:value="98" calcext:value-type="float">
            <text:p>98</text:p>
          </table:table-cell>
          <table:table-cell office:value-type="float" office:value="1.7658829689" calcext:value-type="float">
            <text:p>1.765882968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273" calcext:value-type="float">
            <text:p>15273</text:p>
          </table:table-cell>
          <table:table-cell office:value-type="float" office:value="98" calcext:value-type="float">
            <text:p>98</text:p>
          </table:table-cell>
          <table:table-cell office:value-type="float" office:value="1.78981900215" calcext:value-type="float">
            <text:p>1.7898190021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473" calcext:value-type="float">
            <text:p>18473</text:p>
          </table:table-cell>
          <table:table-cell office:value-type="float" office:value="98" calcext:value-type="float">
            <text:p>98</text:p>
          </table:table-cell>
          <table:table-cell office:value-type="float" office:value="1.89340996742" calcext:value-type="float">
            <text:p>1.8934099674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673" calcext:value-type="float">
            <text:p>21673</text:p>
          </table:table-cell>
          <table:table-cell office:value-type="float" office:value="99" calcext:value-type="float">
            <text:p>99</text:p>
          </table:table-cell>
          <table:table-cell office:value-type="float" office:value="1.9930138588" calcext:value-type="float">
            <text:p>1.993013858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873" calcext:value-type="float">
            <text:p>24873</text:p>
          </table:table-cell>
          <table:table-cell office:value-type="float" office:value="99" calcext:value-type="float">
            <text:p>99</text:p>
          </table:table-cell>
          <table:table-cell office:value-type="float" office:value="1.88003182411" calcext:value-type="float">
            <text:p>1.8800318241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473" calcext:value-type="float">
            <text:p>14473</text:p>
          </table:table-cell>
          <table:table-cell office:value-type="float" office:value="99" calcext:value-type="float">
            <text:p>99</text:p>
          </table:table-cell>
          <table:table-cell office:value-type="float" office:value="1.7382838726" calcext:value-type="float">
            <text:p>1.73828387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473" calcext:value-type="float">
            <text:p>18473</text:p>
          </table:table-cell>
          <table:table-cell office:value-type="float" office:value="98" calcext:value-type="float">
            <text:p>98</text:p>
          </table:table-cell>
          <table:table-cell office:value-type="float" office:value="1.76145005226" calcext:value-type="float">
            <text:p>1.761450052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473" calcext:value-type="float">
            <text:p>22473</text:p>
          </table:table-cell>
          <table:table-cell office:value-type="float" office:value="99" calcext:value-type="float">
            <text:p>99</text:p>
          </table:table-cell>
          <table:table-cell office:value-type="float" office:value="1.80869603157" calcext:value-type="float">
            <text:p>1.8086960315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473" calcext:value-type="float">
            <text:p>26473</text:p>
          </table:table-cell>
          <table:table-cell office:value-type="float" office:value="99" calcext:value-type="float">
            <text:p>99</text:p>
          </table:table-cell>
          <table:table-cell office:value-type="float" office:value="1.85847401619" calcext:value-type="float">
            <text:p>1.8584740161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0473" calcext:value-type="float">
            <text:p>30473</text:p>
          </table:table-cell>
          <table:table-cell office:value-type="float" office:value="99" calcext:value-type="float">
            <text:p>99</text:p>
          </table:table-cell>
          <table:table-cell office:value-type="float" office:value="2.06031703949" calcext:value-type="float">
            <text:p>2.0603170394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873" calcext:value-type="float">
            <text:p>16873</text:p>
          </table:table-cell>
          <table:table-cell office:value-type="float" office:value="99" calcext:value-type="float">
            <text:p>99</text:p>
          </table:table-cell>
          <table:table-cell office:value-type="float" office:value="1.82997894287" calcext:value-type="float">
            <text:p>1.8299789428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673" calcext:value-type="float">
            <text:p>21673</text:p>
          </table:table-cell>
          <table:table-cell office:value-type="float" office:value="99" calcext:value-type="float">
            <text:p>99</text:p>
          </table:table-cell>
          <table:table-cell office:value-type="float" office:value="1.78618001938" calcext:value-type="float">
            <text:p>1.7861800193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473" calcext:value-type="float">
            <text:p>26473</text:p>
          </table:table-cell>
          <table:table-cell office:value-type="float" office:value="99" calcext:value-type="float">
            <text:p>99</text:p>
          </table:table-cell>
          <table:table-cell office:value-type="float" office:value="1.80756497383" calcext:value-type="float">
            <text:p>1.8075649738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273" calcext:value-type="float">
            <text:p>31273</text:p>
          </table:table-cell>
          <table:table-cell office:value-type="float" office:value="99" calcext:value-type="float">
            <text:p>99</text:p>
          </table:table-cell>
          <table:table-cell office:value-type="float" office:value="1.81207799911" calcext:value-type="float">
            <text:p>1.8120779991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6073" calcext:value-type="float">
            <text:p>36073</text:p>
          </table:table-cell>
          <table:table-cell office:value-type="float" office:value="99" calcext:value-type="float">
            <text:p>99</text:p>
          </table:table-cell>
          <table:table-cell office:value-type="float" office:value="1.93429613113" calcext:value-type="float">
            <text:p>1.9342961311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273" calcext:value-type="float">
            <text:p>19273</text:p>
          </table:table-cell>
          <table:table-cell office:value-type="float" office:value="99" calcext:value-type="float">
            <text:p>99</text:p>
          </table:table-cell>
          <table:table-cell office:value-type="float" office:value="1.82534098625" calcext:value-type="float">
            <text:p>1.8253409862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4873" calcext:value-type="float">
            <text:p>24873</text:p>
          </table:table-cell>
          <table:table-cell office:value-type="float" office:value="99" calcext:value-type="float">
            <text:p>99</text:p>
          </table:table-cell>
          <table:table-cell office:value-type="float" office:value="1.81835198402" calcext:value-type="float">
            <text:p>1.818351984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0473" calcext:value-type="float">
            <text:p>30473</text:p>
          </table:table-cell>
          <table:table-cell office:value-type="float" office:value="99" calcext:value-type="float">
            <text:p>99</text:p>
          </table:table-cell>
          <table:table-cell office:value-type="float" office:value="1.87258887291" calcext:value-type="float">
            <text:p>1.8725888729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6073" calcext:value-type="float">
            <text:p>36073</text:p>
          </table:table-cell>
          <table:table-cell office:value-type="float" office:value="99" calcext:value-type="float">
            <text:p>99</text:p>
          </table:table-cell>
          <table:table-cell office:value-type="float" office:value="1.85134005547" calcext:value-type="float">
            <text:p>1.8513400554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1673" calcext:value-type="float">
            <text:p>41673</text:p>
          </table:table-cell>
          <table:table-cell office:value-type="float" office:value="99" calcext:value-type="float">
            <text:p>99</text:p>
          </table:table-cell>
          <table:table-cell office:value-type="float" office:value="1.87154793739" calcext:value-type="float">
            <text:p>1.8715479373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1673" calcext:value-type="float">
            <text:p>21673</text:p>
          </table:table-cell>
          <table:table-cell office:value-type="float" office:value="99" calcext:value-type="float">
            <text:p>99</text:p>
          </table:table-cell>
          <table:table-cell office:value-type="float" office:value="1.75050187111" calcext:value-type="float">
            <text:p>1.7505018711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073" calcext:value-type="float">
            <text:p>28073</text:p>
          </table:table-cell>
          <table:table-cell office:value-type="float" office:value="99" calcext:value-type="float">
            <text:p>99</text:p>
          </table:table-cell>
          <table:table-cell office:value-type="float" office:value="1.6596031189" calcext:value-type="float">
            <text:p>1.659603118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4473" calcext:value-type="float">
            <text:p>34473</text:p>
          </table:table-cell>
          <table:table-cell office:value-type="float" office:value="100" calcext:value-type="float">
            <text:p>100</text:p>
          </table:table-cell>
          <table:table-cell office:value-type="float" office:value="1.68975305557" calcext:value-type="float">
            <text:p>1.6897530555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0873" calcext:value-type="float">
            <text:p>40873</text:p>
          </table:table-cell>
          <table:table-cell office:value-type="float" office:value="99" calcext:value-type="float">
            <text:p>99</text:p>
          </table:table-cell>
          <table:table-cell office:value-type="float" office:value="1.73004794121" calcext:value-type="float">
            <text:p>1.7300479412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7273" calcext:value-type="float">
            <text:p>47273</text:p>
          </table:table-cell>
          <table:table-cell office:value-type="float" office:value="99" calcext:value-type="float">
            <text:p>99</text:p>
          </table:table-cell>
          <table:table-cell office:value-type="float" office:value="1.84844589233" calcext:value-type="float">
            <text:p>1.8484458923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4073" calcext:value-type="float">
            <text:p>24073</text:p>
          </table:table-cell>
          <table:table-cell office:value-type="float" office:value="99" calcext:value-type="float">
            <text:p>99</text:p>
          </table:table-cell>
          <table:table-cell office:value-type="float" office:value="1.64163804054" calcext:value-type="float">
            <text:p>1.6416380405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1273" calcext:value-type="float">
            <text:p>31273</text:p>
          </table:table-cell>
          <table:table-cell office:value-type="float" office:value="99" calcext:value-type="float">
            <text:p>99</text:p>
          </table:table-cell>
          <table:table-cell office:value-type="float" office:value="1.73577880859" calcext:value-type="float">
            <text:p>1.7357788085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8473" calcext:value-type="float">
            <text:p>38473</text:p>
          </table:table-cell>
          <table:table-cell office:value-type="float" office:value="99" calcext:value-type="float">
            <text:p>99</text:p>
          </table:table-cell>
          <table:table-cell office:value-type="float" office:value="1.7310218811" calcext:value-type="float">
            <text:p>1.731021881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5673" calcext:value-type="float">
            <text:p>45673</text:p>
          </table:table-cell>
          <table:table-cell office:value-type="float" office:value="99" calcext:value-type="float">
            <text:p>99</text:p>
          </table:table-cell>
          <table:table-cell office:value-type="float" office:value="1.83047819138" calcext:value-type="float">
            <text:p>1.8304781913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2873" calcext:value-type="float">
            <text:p>52873</text:p>
          </table:table-cell>
          <table:table-cell office:value-type="float" office:value="100" calcext:value-type="float">
            <text:p>100</text:p>
          </table:table-cell>
          <table:table-cell office:value-type="float" office:value="1.90079402924" calcext:value-type="float">
            <text:p>1.9007940292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073" calcext:value-type="float">
            <text:p>48073</text:p>
          </table:table-cell>
          <table:table-cell office:value-type="float" office:value="84" calcext:value-type="float">
            <text:p>84</text:p>
          </table:table-cell>
          <table:table-cell office:value-type="float" office:value="1.88926506042" calcext:value-type="float">
            <text:p>1.8892650604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073" calcext:value-type="float">
            <text:p>56073</text:p>
          </table:table-cell>
          <table:table-cell office:value-type="float" office:value="87.4" calcext:value-type="float">
            <text:p>87.4</text:p>
          </table:table-cell>
          <table:table-cell office:value-type="float" office:value="1.89229106903" calcext:value-type="float">
            <text:p>1.8922910690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073" calcext:value-type="float">
            <text:p>64073</text:p>
          </table:table-cell>
          <table:table-cell office:value-type="float" office:value="89.4" calcext:value-type="float">
            <text:p>89.4</text:p>
          </table:table-cell>
          <table:table-cell office:value-type="float" office:value="1.92097997665" calcext:value-type="float">
            <text:p>1.9209799766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2073" calcext:value-type="float">
            <text:p>72073</text:p>
          </table:table-cell>
          <table:table-cell office:value-type="float" office:value="91.8" calcext:value-type="float">
            <text:p>91.8</text:p>
          </table:table-cell>
          <table:table-cell office:value-type="float" office:value="1.95066404343" calcext:value-type="float">
            <text:p>1.9506640434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0073" calcext:value-type="float">
            <text:p>80073</text:p>
          </table:table-cell>
          <table:table-cell office:value-type="float" office:value="92.7" calcext:value-type="float">
            <text:p>92.7</text:p>
          </table:table-cell>
          <table:table-cell office:value-type="float" office:value="1.96094989777" calcext:value-type="float">
            <text:p>1.9609498977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2073" calcext:value-type="float">
            <text:p>72073</text:p>
          </table:table-cell>
          <table:table-cell office:value-type="float" office:value="93.7" calcext:value-type="float">
            <text:p>93.7</text:p>
          </table:table-cell>
          <table:table-cell office:value-type="float" office:value="1.84354996681" calcext:value-type="float">
            <text:p>1.8435499668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8073" calcext:value-type="float">
            <text:p>88073</text:p>
          </table:table-cell>
          <table:table-cell office:value-type="float" office:value="95.4" calcext:value-type="float">
            <text:p>95.4</text:p>
          </table:table-cell>
          <table:table-cell office:value-type="float" office:value="1.86576104164" calcext:value-type="float">
            <text:p>1.8657610416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4073" calcext:value-type="float">
            <text:p>104073</text:p>
          </table:table-cell>
          <table:table-cell office:value-type="float" office:value="96.4" calcext:value-type="float">
            <text:p>96.4</text:p>
          </table:table-cell>
          <table:table-cell office:value-type="float" office:value="1.86099386215" calcext:value-type="float">
            <text:p>1.8609938621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0073" calcext:value-type="float">
            <text:p>120073</text:p>
          </table:table-cell>
          <table:table-cell office:value-type="float" office:value="97.2" calcext:value-type="float">
            <text:p>97.2</text:p>
          </table:table-cell>
          <table:table-cell office:value-type="float" office:value="1.90407800674" calcext:value-type="float">
            <text:p>1.9040780067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6073" calcext:value-type="float">
            <text:p>136073</text:p>
          </table:table-cell>
          <table:table-cell office:value-type="float" office:value="97.6" calcext:value-type="float">
            <text:p>97.6</text:p>
          </table:table-cell>
          <table:table-cell office:value-type="float" office:value="2.06843614578" calcext:value-type="float">
            <text:p>2.0684361457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6073" calcext:value-type="float">
            <text:p>96073</text:p>
          </table:table-cell>
          <table:table-cell office:value-type="float" office:value="96.4" calcext:value-type="float">
            <text:p>96.4</text:p>
          </table:table-cell>
          <table:table-cell office:value-type="float" office:value="1.95920801163" calcext:value-type="float">
            <text:p>1.9592080116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0073" calcext:value-type="float">
            <text:p>120073</text:p>
          </table:table-cell>
          <table:table-cell office:value-type="float" office:value="97.8" calcext:value-type="float">
            <text:p>97.8</text:p>
          </table:table-cell>
          <table:table-cell office:value-type="float" office:value="1.90628194809" calcext:value-type="float">
            <text:p>1.9062819480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4073" calcext:value-type="float">
            <text:p>144073</text:p>
          </table:table-cell>
          <table:table-cell office:value-type="float" office:value="98" calcext:value-type="float">
            <text:p>98</text:p>
          </table:table-cell>
          <table:table-cell office:value-type="float" office:value="2.01649808884" calcext:value-type="float">
            <text:p>2.0164980888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8073" calcext:value-type="float">
            <text:p>168073</text:p>
          </table:table-cell>
          <table:table-cell office:value-type="float" office:value="98.2" calcext:value-type="float">
            <text:p>98.2</text:p>
          </table:table-cell>
          <table:table-cell office:value-type="float" office:value="2.03004002571" calcext:value-type="float">
            <text:p>2.0300400257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2073" calcext:value-type="float">
            <text:p>192073</text:p>
          </table:table-cell>
          <table:table-cell office:value-type="float" office:value="98.6" calcext:value-type="float">
            <text:p>98.6</text:p>
          </table:table-cell>
          <table:table-cell office:value-type="float" office:value="2.03354501724" calcext:value-type="float">
            <text:p>2.0335450172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0073" calcext:value-type="float">
            <text:p>120073</text:p>
          </table:table-cell>
          <table:table-cell office:value-type="float" office:value="97.6" calcext:value-type="float">
            <text:p>97.6</text:p>
          </table:table-cell>
          <table:table-cell office:value-type="float" office:value="1.95373702049" calcext:value-type="float">
            <text:p>1.9537370204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2073" calcext:value-type="float">
            <text:p>152073</text:p>
          </table:table-cell>
          <table:table-cell office:value-type="float" office:value="98.5" calcext:value-type="float">
            <text:p>98.5</text:p>
          </table:table-cell>
          <table:table-cell office:value-type="float" office:value="1.98595404625" calcext:value-type="float">
            <text:p>1.9859540462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4073" calcext:value-type="float">
            <text:p>184073</text:p>
          </table:table-cell>
          <table:table-cell office:value-type="float" office:value="98.5" calcext:value-type="float">
            <text:p>98.5</text:p>
          </table:table-cell>
          <table:table-cell office:value-type="float" office:value="2.0481159687" calcext:value-type="float">
            <text:p>2.048115968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6073" calcext:value-type="float">
            <text:p>216073</text:p>
          </table:table-cell>
          <table:table-cell office:value-type="float" office:value="98.9" calcext:value-type="float">
            <text:p>98.9</text:p>
          </table:table-cell>
          <table:table-cell office:value-type="float" office:value="2.06398200989" calcext:value-type="float">
            <text:p>2.0639820098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8073" calcext:value-type="float">
            <text:p>248073</text:p>
          </table:table-cell>
          <table:table-cell office:value-type="float" office:value="98.9" calcext:value-type="float">
            <text:p>98.9</text:p>
          </table:table-cell>
          <table:table-cell office:value-type="float" office:value="2.04094696045" calcext:value-type="float">
            <text:p>2.0409469604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4073" calcext:value-type="float">
            <text:p>144073</text:p>
          </table:table-cell>
          <table:table-cell office:value-type="float" office:value="98.8" calcext:value-type="float">
            <text:p>98.8</text:p>
          </table:table-cell>
          <table:table-cell office:value-type="float" office:value="1.86650490761" calcext:value-type="float">
            <text:p>1.8665049076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4073" calcext:value-type="float">
            <text:p>184073</text:p>
          </table:table-cell>
          <table:table-cell office:value-type="float" office:value="99.3" calcext:value-type="float">
            <text:p>99.3</text:p>
          </table:table-cell>
          <table:table-cell office:value-type="float" office:value="1.89102506638" calcext:value-type="float">
            <text:p>1.8910250663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4073" calcext:value-type="float">
            <text:p>224073</text:p>
          </table:table-cell>
          <table:table-cell office:value-type="float" office:value="99.5" calcext:value-type="float">
            <text:p>99.5</text:p>
          </table:table-cell>
          <table:table-cell office:value-type="float" office:value="1.95578193665" calcext:value-type="float">
            <text:p>1.9557819366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4073" calcext:value-type="float">
            <text:p>264073</text:p>
          </table:table-cell>
          <table:table-cell office:value-type="float" office:value="99.4" calcext:value-type="float">
            <text:p>99.4</text:p>
          </table:table-cell>
          <table:table-cell office:value-type="float" office:value="2.11845993996" calcext:value-type="float">
            <text:p>2.1184599399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04073" calcext:value-type="float">
            <text:p>304073</text:p>
          </table:table-cell>
          <table:table-cell office:value-type="float" office:value="99.4" calcext:value-type="float">
            <text:p>99.4</text:p>
          </table:table-cell>
          <table:table-cell office:value-type="float" office:value="2.04993200302" calcext:value-type="float">
            <text:p>2.0499320030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8073" calcext:value-type="float">
            <text:p>168073</text:p>
          </table:table-cell>
          <table:table-cell office:value-type="float" office:value="98.8" calcext:value-type="float">
            <text:p>98.8</text:p>
          </table:table-cell>
          <table:table-cell office:value-type="float" office:value="1.96490502357" calcext:value-type="float">
            <text:p>1.9649050235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6073" calcext:value-type="float">
            <text:p>216073</text:p>
          </table:table-cell>
          <table:table-cell office:value-type="float" office:value="98.8" calcext:value-type="float">
            <text:p>98.8</text:p>
          </table:table-cell>
          <table:table-cell office:value-type="float" office:value="1.93869113922" calcext:value-type="float">
            <text:p>1.9386911392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4073" calcext:value-type="float">
            <text:p>264073</text:p>
          </table:table-cell>
          <table:table-cell office:value-type="float" office:value="99" calcext:value-type="float">
            <text:p>99</text:p>
          </table:table-cell>
          <table:table-cell office:value-type="float" office:value="1.87810492516" calcext:value-type="float">
            <text:p>1.8781049251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2073" calcext:value-type="float">
            <text:p>312073</text:p>
          </table:table-cell>
          <table:table-cell office:value-type="float" office:value="99.3" calcext:value-type="float">
            <text:p>99.3</text:p>
          </table:table-cell>
          <table:table-cell office:value-type="float" office:value="1.90707302094" calcext:value-type="float">
            <text:p>1.9070730209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60073" calcext:value-type="float">
            <text:p>360073</text:p>
          </table:table-cell>
          <table:table-cell office:value-type="float" office:value="99.2" calcext:value-type="float">
            <text:p>99.2</text:p>
          </table:table-cell>
          <table:table-cell office:value-type="float" office:value="2.02361297607" calcext:value-type="float">
            <text:p>2.0236129760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2073" calcext:value-type="float">
            <text:p>192073</text:p>
          </table:table-cell>
          <table:table-cell office:value-type="float" office:value="99.2" calcext:value-type="float">
            <text:p>99.2</text:p>
          </table:table-cell>
          <table:table-cell office:value-type="float" office:value="1.88830685616" calcext:value-type="float">
            <text:p>1.8883068561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48073" calcext:value-type="float">
            <text:p>248073</text:p>
          </table:table-cell>
          <table:table-cell office:value-type="float" office:value="99.1" calcext:value-type="float">
            <text:p>99.1</text:p>
          </table:table-cell>
          <table:table-cell office:value-type="float" office:value="1.98581314087" calcext:value-type="float">
            <text:p>1.9858131408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04073" calcext:value-type="float">
            <text:p>304073</text:p>
          </table:table-cell>
          <table:table-cell office:value-type="float" office:value="99.4" calcext:value-type="float">
            <text:p>99.4</text:p>
          </table:table-cell>
          <table:table-cell office:value-type="float" office:value="1.9551858902" calcext:value-type="float">
            <text:p>1.955185890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60073" calcext:value-type="float">
            <text:p>360073</text:p>
          </table:table-cell>
          <table:table-cell office:value-type="float" office:value="99.6" calcext:value-type="float">
            <text:p>99.6</text:p>
          </table:table-cell>
          <table:table-cell office:value-type="float" office:value="1.97019195557" calcext:value-type="float">
            <text:p>1.9701919555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16073" calcext:value-type="float">
            <text:p>416073</text:p>
          </table:table-cell>
          <table:table-cell office:value-type="float" office:value="99.5" calcext:value-type="float">
            <text:p>99.5</text:p>
          </table:table-cell>
          <table:table-cell office:value-type="float" office:value="1.96284008026" calcext:value-type="float">
            <text:p>1.9628400802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16073" calcext:value-type="float">
            <text:p>216073</text:p>
          </table:table-cell>
          <table:table-cell office:value-type="float" office:value="99.1" calcext:value-type="float">
            <text:p>99.1</text:p>
          </table:table-cell>
          <table:table-cell office:value-type="float" office:value="1.90966391563" calcext:value-type="float">
            <text:p>1.9096639156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0073" calcext:value-type="float">
            <text:p>280073</text:p>
          </table:table-cell>
          <table:table-cell office:value-type="float" office:value="99.4" calcext:value-type="float">
            <text:p>99.4</text:p>
          </table:table-cell>
          <table:table-cell office:value-type="float" office:value="1.97222900391" calcext:value-type="float">
            <text:p>1.9722290039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44073" calcext:value-type="float">
            <text:p>344073</text:p>
          </table:table-cell>
          <table:table-cell office:value-type="float" office:value="99.4" calcext:value-type="float">
            <text:p>99.4</text:p>
          </table:table-cell>
          <table:table-cell office:value-type="float" office:value="1.89376711845" calcext:value-type="float">
            <text:p>1.8937671184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08073" calcext:value-type="float">
            <text:p>408073</text:p>
          </table:table-cell>
          <table:table-cell office:value-type="float" office:value="99.7" calcext:value-type="float">
            <text:p>99.7</text:p>
          </table:table-cell>
          <table:table-cell office:value-type="float" office:value="1.98797392845" calcext:value-type="float">
            <text:p>1.9879739284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72073" calcext:value-type="float">
            <text:p>472073</text:p>
          </table:table-cell>
          <table:table-cell office:value-type="float" office:value="99.6" calcext:value-type="float">
            <text:p>99.6</text:p>
          </table:table-cell>
          <table:table-cell office:value-type="float" office:value="2.04357504845" calcext:value-type="float">
            <text:p>2.0435750484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40073" calcext:value-type="float">
            <text:p>240073</text:p>
          </table:table-cell>
          <table:table-cell office:value-type="float" office:value="99.7" calcext:value-type="float">
            <text:p>99.7</text:p>
          </table:table-cell>
          <table:table-cell office:value-type="float" office:value="2.08424210548" calcext:value-type="float">
            <text:p>2.0842421054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12073" calcext:value-type="float">
            <text:p>312073</text:p>
          </table:table-cell>
          <table:table-cell office:value-type="float" office:value="99.8" calcext:value-type="float">
            <text:p>99.8</text:p>
          </table:table-cell>
          <table:table-cell office:value-type="float" office:value="2.03050780296" calcext:value-type="float">
            <text:p>2.0305078029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84073" calcext:value-type="float">
            <text:p>384073</text:p>
          </table:table-cell>
          <table:table-cell office:value-type="float" office:value="99.7" calcext:value-type="float">
            <text:p>99.7</text:p>
          </table:table-cell>
          <table:table-cell office:value-type="float" office:value="1.89415788651" calcext:value-type="float">
            <text:p>1.8941578865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56073" calcext:value-type="float">
            <text:p>456073</text:p>
          </table:table-cell>
          <table:table-cell office:value-type="float" office:value="99.8" calcext:value-type="float">
            <text:p>99.8</text:p>
          </table:table-cell>
          <table:table-cell office:value-type="float" office:value="1.94668698311" calcext:value-type="float">
            <text:p>1.9466869831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28073" calcext:value-type="float">
            <text:p>528073</text:p>
          </table:table-cell>
          <table:table-cell office:value-type="float" office:value="99.8" calcext:value-type="float">
            <text:p>99.8</text:p>
          </table:table-cell>
          <table:table-cell office:value-type="float" office:value="1.93949699402" calcext:value-type="float">
            <text:p>1.93949699402</text:p>
          </table:table-cell>
          <table:table-cell/>
        </table:table-row>
      </table:table>
      <table:table table:name="Memory" table:style-name="ta1">
        <table:shapes>
          <draw:frame draw:z-index="0" draw:style-name="gr1" draw:text-style-name="P1" svg:width="453.49pt" svg:height="255.23pt" svg:x="124.87pt" svg:y="226.63pt">
            <draw:object draw:notify-on-update-of-ranges="PT@categories PT@label 0 PT@data 0 PT@label 1 PT@data 1 PT@label 2 PT@data 2 PT@label 3 PT@data 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5"/>
        <table:table-column table:style-name="co7" table:default-cell-style-name="ce8"/>
        <table:table-column table:style-name="co7" table:default-cell-style-name="ce13"/>
        <table:table-column table:style-name="co7" table:number-columns-repeated="2" table:default-cell-style-name="ce19"/>
        <table:table-column table:style-name="co7" table:default-cell-style-name="ce24"/>
        <table:table-row table:style-name="ro1">
          <table:table-cell table:style-name="ce1" office:value-type="string" calcext:value-type="string">
            <text:p>Sum - Memory</text:p>
          </table:table-cell>
          <table:table-cell table:style-name="ce7" office:value-type="string" calcext:value-type="string">
            <text:p>Depth</text:p>
          </table:table-cell>
          <table:table-cell table:style-name="ce7" office:value-type="string" calcext:value-type="string">
            <text:p>Width(*k)</text:p>
          </table:table-cell>
          <table:table-cell table:style-name="ce18" table:number-columns-repeated="2"/>
          <table:table-cell table:style-name="ce20"/>
        </table:table-row>
        <table:table-row table:style-name="ro1">
          <table:table-cell table:style-name="ce2"/>
          <table:table-cell office:value-type="float" office:value="3" calcext:value-type="float">
            <text:p>3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13"/>
          <table:table-cell table:style-name="ce21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2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float" office:value="1273" calcext:value-type="float">
            <text:p>1273</text:p>
          </table:table-cell>
          <table:table-cell table:style-name="ce14" office:value-type="float" office:value="2233" calcext:value-type="float">
            <text:p>2233</text:p>
          </table:table-cell>
          <table:table-cell office:value-type="float" office:value="2553" calcext:value-type="float">
            <text:p>2553</text:p>
          </table:table-cell>
          <table:table-cell office:value-type="float" office:value="4793" calcext:value-type="float">
            <text:p>4793</text:p>
          </table:table-cell>
          <table:table-cell table:style-name="ce23" office:value-type="float" office:value="10852" calcext:value-type="float">
            <text:p>108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0" office:value-type="float" office:value="6073" calcext:value-type="float">
            <text:p>6073</text:p>
          </table:table-cell>
          <table:table-cell table:style-name="ce15" office:value-type="float" office:value="10873" calcext:value-type="float">
            <text:p>10873</text:p>
          </table:table-cell>
          <table:table-cell office:value-type="float" office:value="12473" calcext:value-type="float">
            <text:p>12473</text:p>
          </table:table-cell>
          <table:table-cell office:value-type="float" office:value="23673" calcext:value-type="float">
            <text:p>23673</text:p>
          </table:table-cell>
          <table:table-cell office:value-type="float" office:value="53092" calcext:value-type="float">
            <text:p>530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0" office:value-type="float" office:value="12073" calcext:value-type="float">
            <text:p>12073</text:p>
          </table:table-cell>
          <table:table-cell table:style-name="ce15" office:value-type="float" office:value="21673" calcext:value-type="float">
            <text:p>21673</text:p>
          </table:table-cell>
          <table:table-cell office:value-type="float" office:value="24873" calcext:value-type="float">
            <text:p>24873</text:p>
          </table:table-cell>
          <table:table-cell office:value-type="float" office:value="47273" calcext:value-type="float">
            <text:p>47273</text:p>
          </table:table-cell>
          <table:table-cell office:value-type="float" office:value="105892" calcext:value-type="float">
            <text:p>1058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1" office:value-type="float" office:value="120073" calcext:value-type="float">
            <text:p>120073</text:p>
          </table:table-cell>
          <table:table-cell table:style-name="ce16" office:value-type="float" office:value="216073" calcext:value-type="float">
            <text:p>216073</text:p>
          </table:table-cell>
          <table:table-cell office:value-type="float" office:value="248073" calcext:value-type="float">
            <text:p>248073</text:p>
          </table:table-cell>
          <table:table-cell office:value-type="float" office:value="472073" calcext:value-type="float">
            <text:p>472073</text:p>
          </table:table-cell>
          <table:table-cell table:style-name="ce25" office:value-type="float" office:value="1056292" calcext:value-type="float">
            <text:p>1056292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 office:value-type="float" office:value="139492" calcext:value-type="float">
            <text:p>139492</text:p>
          </table:table-cell>
          <table:table-cell table:style-name="ce17" office:value-type="float" office:value="250852" calcext:value-type="float">
            <text:p>250852</text:p>
          </table:table-cell>
          <table:table-cell table:style-name="ce12" office:value-type="float" office:value="287972" calcext:value-type="float">
            <text:p>287972</text:p>
          </table:table-cell>
          <table:table-cell table:style-name="ce17" office:value-type="float" office:value="547812" calcext:value-type="float">
            <text:p>547812</text:p>
          </table:table-cell>
          <table:table-cell table:style-name="ce26" office:value-type="float" office:value="1226128" calcext:value-type="float">
            <text:p>1226128</text:p>
          </table:table-cell>
        </table:table-row>
      </table:table>
      <table:table table:name="Accuracy" table:style-name="ta1">
        <table:shapes>
          <draw:frame draw:z-index="0" draw:style-name="gr1" draw:text-style-name="P1" svg:width="453.51pt" svg:height="255.09pt" svg:x="420.41pt" svg:y="236.24pt">
            <draw:object draw:notify-on-update-of-ranges="PT@categories PT@label 0 PT@data 0 PT@label 1 PT@data 1 PT@label 2 PT@data 2 PT@label 5 PT@data 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ce5"/>
        <table:table-column table:style-name="co7" table:default-cell-style-name="ce8"/>
        <table:table-column table:style-name="co7" table:default-cell-style-name="ce13"/>
        <table:table-column table:style-name="co7" table:number-columns-repeated="2" table:default-cell-style-name="ce19"/>
        <table:table-column table:style-name="co7" table:default-cell-style-name="ce8"/>
        <table:table-column table:style-name="co7" table:default-cell-style-name="ce13"/>
        <table:table-column table:style-name="co7" table:default-cell-style-name="ce24"/>
        <table:table-row table:style-name="ro1">
          <table:table-cell table:style-name="ce1" office:value-type="string" calcext:value-type="string">
            <text:p>Average - Accuracy</text:p>
          </table:table-cell>
          <table:table-cell table:style-name="ce7" office:value-type="string" calcext:value-type="string">
            <text:p>Width(*k)</text:p>
          </table:table-cell>
          <table:table-cell table:style-name="ce7" office:value-type="string" calcext:value-type="string">
            <text:p>Depth</text:p>
          </table:table-cell>
          <table:table-cell table:style-name="ce18" table:number-columns-repeated="4"/>
          <table:table-cell table:style-name="ce20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3"/>
          <table:table-cell office:value-type="float" office:value="8" calcext:value-type="float">
            <text:p>8</text:p>
          </table:table-cell>
          <table:table-cell/>
          <table:table-cell table:style-name="ce21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float" office:value="80" calcext:value-type="float">
            <text:p>8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9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23" office:value-type="float" office:value="96.6666666666667" calcext:value-type="float">
            <text:p>96.6666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0" office:value-type="float" office:value="82" calcext:value-type="float">
            <text:p>82</text:p>
          </table:table-cell>
          <table:table-cell table:style-name="ce15" office:value-type="float" office:value="94" calcext:value-type="float">
            <text:p>94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0" office:value-type="float" office:value="86" calcext:value-type="float">
            <text:p>86</text:p>
          </table:table-cell>
          <table:table-cell table:style-name="ce15"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style-name="ce10" office:value-type="float" office:value="99" calcext:value-type="float">
            <text:p>99</text:p>
          </table:table-cell>
          <table:table-cell table:style-name="ce15" office:value-type="float" office:value="99" calcext:value-type="float">
            <text:p>99</text:p>
          </table:table-cell>
          <table:table-cell office:value-type="float" office:value="95.5" calcext:value-type="float">
            <text:p>95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1" office:value-type="float" office:value="84" calcext:value-type="float">
            <text:p>84</text:p>
          </table:table-cell>
          <table:table-cell table:style-name="ce16" office:value-type="float" office:value="92.7" calcext:value-type="float">
            <text:p>92.7</text:p>
          </table:table-cell>
          <table:table-cell office:value-type="float" office:value="97.6" calcext:value-type="float">
            <text:p>97.6</text:p>
          </table:table-cell>
          <table:table-cell office:value-type="float" office:value="98.9" calcext:value-type="float">
            <text:p>98.9</text:p>
          </table:table-cell>
          <table:table-cell table:style-name="ce11" office:value-type="float" office:value="99.1" calcext:value-type="float">
            <text:p>99.1</text:p>
          </table:table-cell>
          <table:table-cell table:style-name="ce16" office:value-type="float" office:value="99.6" calcext:value-type="float">
            <text:p>99.6</text:p>
          </table:table-cell>
          <table:table-cell table:style-name="ce25" office:value-type="float" office:value="95.3166666666667" calcext:value-type="float">
            <text:p>95.3166666666667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 office:value-type="float" office:value="83" calcext:value-type="float">
            <text:p>83</text:p>
          </table:table-cell>
          <table:table-cell table:style-name="ce17" office:value-type="float" office:value="94.675" calcext:value-type="float">
            <text:p>94.675</text:p>
          </table:table-cell>
          <table:table-cell table:style-name="ce12" office:value-type="float" office:value="98.9" calcext:value-type="float">
            <text:p>98.9</text:p>
          </table:table-cell>
          <table:table-cell table:style-name="ce17" office:value-type="float" office:value="99.475" calcext:value-type="float">
            <text:p>99.475</text:p>
          </table:table-cell>
          <table:table-cell table:style-name="ce12" office:value-type="float" office:value="99.525" calcext:value-type="float">
            <text:p>99.525</text:p>
          </table:table-cell>
          <table:table-cell table:style-name="ce17" office:value-type="float" office:value="99.65" calcext:value-type="float">
            <text:p>99.65</text:p>
          </table:table-cell>
          <table:table-cell table:style-name="ce26" office:value-type="float" office:value="95.8708333333333" calcext:value-type="float">
            <text:p>95.8708333333333</text:p>
          </table:table-cell>
        </table:table-row>
      </table:table>
      <table:table table:name="Time" table:style-name="ta1">
        <table:shapes>
          <draw:frame draw:z-index="0" draw:style-name="gr1" draw:text-style-name="P1" svg:width="453.51pt" svg:height="255.09pt" svg:x="168.29pt" svg:y="182.78pt">
            <draw:object draw:notify-on-update-of-ranges="PT@categories PT@label 0 PT@data 0 PT@label 1 PT@data 1 PT@label 2 PT@data 2 PT@label 3 PT@data 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ce5"/>
        <table:table-column table:style-name="co7" table:default-cell-style-name="ce8"/>
        <table:table-column table:style-name="co7" table:default-cell-style-name="ce13"/>
        <table:table-column table:style-name="co7" table:default-cell-style-name="ce8"/>
        <table:table-column table:style-name="co7" table:default-cell-style-name="ce30"/>
        <table:table-row table:style-name="ro1">
          <table:table-cell table:style-name="ce1" office:value-type="string" calcext:value-type="string">
            <text:p>Average - Time</text:p>
          </table:table-cell>
          <table:table-cell table:style-name="ce7" office:value-type="string" calcext:value-type="string">
            <text:p>Width(*k)</text:p>
          </table:table-cell>
          <table:table-cell table:style-name="ce7" office:value-type="string" calcext:value-type="string">
            <text:p>Depth</text:p>
          </table:table-cell>
          <table:table-cell table:style-name="ce18"/>
          <table:table-cell table:style-name="ce20"/>
        </table:table-row>
        <table:table-row table:style-name="ro1">
          <table:table-cell table:style-name="ce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float" office:value="1.74276685715" calcext:value-type="float">
            <text:p>1.74276685715</text:p>
          </table:table-cell>
          <table:table-cell table:style-name="ce14" office:value-type="float" office:value="1.89639616013" calcext:value-type="float">
            <text:p>1.89639616013</text:p>
          </table:table-cell>
          <table:table-cell table:style-name="ce9" office:value-type="float" office:value="1.67926692963" calcext:value-type="float">
            <text:p>1.67926692963</text:p>
          </table:table-cell>
          <table:table-cell table:style-name="ce31" office:value-type="float" office:value="1.89526295662" calcext:value-type="float">
            <text:p>1.895262956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0" office:value-type="float" office:value="1.67219305038" calcext:value-type="float">
            <text:p>1.67219305038</text:p>
          </table:table-cell>
          <table:table-cell table:style-name="ce15" office:value-type="float" office:value="1.82843708992" calcext:value-type="float">
            <text:p>1.82843708992</text:p>
          </table:table-cell>
          <table:table-cell table:style-name="ce10" office:value-type="float" office:value="1.70427083969" calcext:value-type="float">
            <text:p>1.70427083969</text:p>
          </table:table-cell>
          <table:table-cell table:style-name="ce32" office:value-type="float" office:value="1.83244395256" calcext:value-type="float">
            <text:p>1.832443952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0" office:value-type="float" office:value="1.7658829689" calcext:value-type="float">
            <text:p>1.7658829689</text:p>
          </table:table-cell>
          <table:table-cell table:style-name="ce15" office:value-type="float" office:value="1.88003182411" calcext:value-type="float">
            <text:p>1.88003182411</text:p>
          </table:table-cell>
          <table:table-cell table:style-name="ce10" office:value-type="float" office:value="1.75050187111" calcext:value-type="float">
            <text:p>1.75050187111</text:p>
          </table:table-cell>
          <table:table-cell table:style-name="ce32" office:value-type="float" office:value="1.84844589233" calcext:value-type="float">
            <text:p>1.84844589233</text:p>
          </table:table-cell>
        </table:table-row>
        <table:table-row table:style-name="ro1">
          <table:table-cell table:style-name="ce27" office:value-type="float" office:value="1000" calcext:value-type="float">
            <text:p>1000</text:p>
          </table:table-cell>
          <table:table-cell table:style-name="ce28" office:value-type="float" office:value="1.95373702049" calcext:value-type="float">
            <text:p>1.95373702049</text:p>
          </table:table-cell>
          <table:table-cell table:style-name="ce29" office:value-type="float" office:value="2.04094696045" calcext:value-type="float">
            <text:p>2.04094696045</text:p>
          </table:table-cell>
          <table:table-cell table:style-name="ce28" office:value-type="float" office:value="1.90966391563" calcext:value-type="float">
            <text:p>1.90966391563</text:p>
          </table:table-cell>
          <table:table-cell table:style-name="ce33" office:value-type="float" office:value="2.04357504845" calcext:value-type="float">
            <text:p>2.04357504845</text:p>
          </table:table-cell>
        </table:table-row>
      </table:table>
      <table:named-expressions/>
      <table:data-pilot-tables>
        <table:data-pilot-table table:name="DataPilot1" table:application-data="" table:target-range-address="Time.A1:Time.E7" table:buttons="Time.A3 Time.B1 Time.C1" table:grand-total="none" table:show-filter-button="false" table:drill-down-on-double-click="false">
          <table:source-cell-range table:cell-range-address="bible.A10:bible.F190"/>
          <table:data-pilot-field table:source-field-name="Width(*k)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tru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false" table:show-details="true"/>
                <table:data-pilot-member table:name="8" table:display="true" table:show-details="true"/>
                <table:data-pilot-member table:name="9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pth" table:orientation="column" table:used-hierarchy="0" table:function="auto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4" table:display="fals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K" table:orientation="row" table:used-hierarchy="0" table:function="auto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50" table:display="true" table:show-details="true"/>
                <table:data-pilot-member table:name="10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1.64163804054" table:display="true" table:show-details="true"/>
                <table:data-pilot-member table:name="1.6596031189" table:display="true" table:show-details="true"/>
                <table:data-pilot-member table:name="1.67135310173" table:display="true" table:show-details="true"/>
                <table:data-pilot-member table:name="1.67219305038" table:display="true" table:show-details="true"/>
                <table:data-pilot-member table:name="1.67864108086" table:display="true" table:show-details="true"/>
                <table:data-pilot-member table:name="1.67926692963" table:display="true" table:show-details="true"/>
                <table:data-pilot-member table:name="1.68713998795" table:display="true" table:show-details="true"/>
                <table:data-pilot-member table:name="1.68975305557" table:display="true" table:show-details="true"/>
                <table:data-pilot-member table:name="1.69837999344" table:display="true" table:show-details="true"/>
                <table:data-pilot-member table:name="1.70213294029" table:display="true" table:show-details="true"/>
                <table:data-pilot-member table:name="1.70427083969" table:display="true" table:show-details="true"/>
                <table:data-pilot-member table:name="1.70687508583" table:display="true" table:show-details="true"/>
                <table:data-pilot-member table:name="1.71213197708" table:display="true" table:show-details="true"/>
                <table:data-pilot-member table:name="1.71601915359" table:display="true" table:show-details="true"/>
                <table:data-pilot-member table:name="1.716755867" table:display="true" table:show-details="true"/>
                <table:data-pilot-member table:name="1.71730613708" table:display="true" table:show-details="true"/>
                <table:data-pilot-member table:name="1.72242689133" table:display="true" table:show-details="true"/>
                <table:data-pilot-member table:name="1.72793102264" table:display="true" table:show-details="true"/>
                <table:data-pilot-member table:name="1.72903013229" table:display="true" table:show-details="true"/>
                <table:data-pilot-member table:name="1.73004794121" table:display="true" table:show-details="true"/>
                <table:data-pilot-member table:name="1.7310218811" table:display="true" table:show-details="true"/>
                <table:data-pilot-member table:name="1.73577880859" table:display="true" table:show-details="true"/>
                <table:data-pilot-member table:name="1.7376768589" table:display="true" table:show-details="true"/>
                <table:data-pilot-member table:name="1.7382838726" table:display="true" table:show-details="true"/>
                <table:data-pilot-member table:name="1.73970007896" table:display="true" table:show-details="true"/>
                <table:data-pilot-member table:name="1.74018001556" table:display="true" table:show-details="true"/>
                <table:data-pilot-member table:name="1.74128699303" table:display="true" table:show-details="true"/>
                <table:data-pilot-member table:name="1.7414150238" table:display="true" table:show-details="true"/>
                <table:data-pilot-member table:name="1.74276685715" table:display="true" table:show-details="true"/>
                <table:data-pilot-member table:name="1.74434089661" table:display="true" table:show-details="true"/>
                <table:data-pilot-member table:name="1.7449889183" table:display="true" table:show-details="true"/>
                <table:data-pilot-member table:name="1.74529790878" table:display="true" table:show-details="true"/>
                <table:data-pilot-member table:name="1.74796700478" table:display="true" table:show-details="true"/>
                <table:data-pilot-member table:name="1.74809598923" table:display="true" table:show-details="true"/>
                <table:data-pilot-member table:name="1.75047802925" table:display="true" table:show-details="true"/>
                <table:data-pilot-member table:name="1.75050187111" table:display="true" table:show-details="true"/>
                <table:data-pilot-member table:name="1.75195407867" table:display="true" table:show-details="true"/>
                <table:data-pilot-member table:name="1.75240397453" table:display="true" table:show-details="true"/>
                <table:data-pilot-member table:name="1.7525639534" table:display="true" table:show-details="true"/>
                <table:data-pilot-member table:name="1.75514793396" table:display="true" table:show-details="true"/>
                <table:data-pilot-member table:name="1.75551891327" table:display="true" table:show-details="true"/>
                <table:data-pilot-member table:name="1.75699210167" table:display="true" table:show-details="true"/>
                <table:data-pilot-member table:name="1.75828003883" table:display="true" table:show-details="true"/>
                <table:data-pilot-member table:name="1.75976896286" table:display="true" table:show-details="true"/>
                <table:data-pilot-member table:name="1.76069688797" table:display="true" table:show-details="true"/>
                <table:data-pilot-member table:name="1.76145005226" table:display="true" table:show-details="true"/>
                <table:data-pilot-member table:name="1.7658829689" table:display="true" table:show-details="true"/>
                <table:data-pilot-member table:name="1.76618599892" table:display="true" table:show-details="true"/>
                <table:data-pilot-member table:name="1.76955389977" table:display="true" table:show-details="true"/>
                <table:data-pilot-member table:name="1.7732489109" table:display="true" table:show-details="true"/>
                <table:data-pilot-member table:name="1.77473092079" table:display="true" table:show-details="true"/>
                <table:data-pilot-member table:name="1.77555704117" table:display="true" table:show-details="true"/>
                <table:data-pilot-member table:name="1.77829909325" table:display="true" table:show-details="true"/>
                <table:data-pilot-member table:name="1.78194689751" table:display="true" table:show-details="true"/>
                <table:data-pilot-member table:name="1.78230214119" table:display="true" table:show-details="true"/>
                <table:data-pilot-member table:name="1.78618001938" table:display="true" table:show-details="true"/>
                <table:data-pilot-member table:name="1.78981900215" table:display="true" table:show-details="true"/>
                <table:data-pilot-member table:name="1.79120802879" table:display="true" table:show-details="true"/>
                <table:data-pilot-member table:name="1.79268407822" table:display="true" table:show-details="true"/>
                <table:data-pilot-member table:name="1.79573988914" table:display="true" table:show-details="true"/>
                <table:data-pilot-member table:name="1.80039906502" table:display="true" table:show-details="true"/>
                <table:data-pilot-member table:name="1.80268192291" table:display="true" table:show-details="true"/>
                <table:data-pilot-member table:name="1.80360794067" table:display="true" table:show-details="true"/>
                <table:data-pilot-member table:name="1.80470299721" table:display="true" table:show-details="true"/>
                <table:data-pilot-member table:name="1.80674695969" table:display="true" table:show-details="true"/>
                <table:data-pilot-member table:name="1.80756497383" table:display="true" table:show-details="true"/>
                <table:data-pilot-member table:name="1.80847787857" table:display="true" table:show-details="true"/>
                <table:data-pilot-member table:name="1.80869603157" table:display="true" table:show-details="true"/>
                <table:data-pilot-member table:name="1.80928397179" table:display="true" table:show-details="true"/>
                <table:data-pilot-member table:name="1.80963015556" table:display="true" table:show-details="true"/>
                <table:data-pilot-member table:name="1.81038713455" table:display="true" table:show-details="true"/>
                <table:data-pilot-member table:name="1.81207799911" table:display="true" table:show-details="true"/>
                <table:data-pilot-member table:name="1.81212711334" table:display="true" table:show-details="true"/>
                <table:data-pilot-member table:name="1.81473016739" table:display="true" table:show-details="true"/>
                <table:data-pilot-member table:name="1.81567502022" table:display="true" table:show-details="true"/>
                <table:data-pilot-member table:name="1.81835198402" table:display="true" table:show-details="true"/>
                <table:data-pilot-member table:name="1.81872415543" table:display="true" table:show-details="true"/>
                <table:data-pilot-member table:name="1.82297205925" table:display="true" table:show-details="true"/>
                <table:data-pilot-member table:name="1.82407307625" table:display="true" table:show-details="true"/>
                <table:data-pilot-member table:name="1.82534098625" table:display="true" table:show-details="true"/>
                <table:data-pilot-member table:name="1.82717013359" table:display="true" table:show-details="true"/>
                <table:data-pilot-member table:name="1.82843708992" table:display="true" table:show-details="true"/>
                <table:data-pilot-member table:name="1.82971715927" table:display="true" table:show-details="true"/>
                <table:data-pilot-member table:name="1.82997894287" table:display="true" table:show-details="true"/>
                <table:data-pilot-member table:name="1.83047819138" table:display="true" table:show-details="true"/>
                <table:data-pilot-member table:name="1.83219814301" table:display="true" table:show-details="true"/>
                <table:data-pilot-member table:name="1.83241701126" table:display="true" table:show-details="true"/>
                <table:data-pilot-member table:name="1.83244395256" table:display="true" table:show-details="true"/>
                <table:data-pilot-member table:name="1.83322906494" table:display="true" table:show-details="true"/>
                <table:data-pilot-member table:name="1.8354279995" table:display="true" table:show-details="true"/>
                <table:data-pilot-member table:name="1.83614182472" table:display="true" table:show-details="true"/>
                <table:data-pilot-member table:name="1.83914208412" table:display="true" table:show-details="true"/>
                <table:data-pilot-member table:name="1.83918690681" table:display="true" table:show-details="true"/>
                <table:data-pilot-member table:name="1.84354996681" table:display="true" table:show-details="true"/>
                <table:data-pilot-member table:name="1.84844589233" table:display="true" table:show-details="true"/>
                <table:data-pilot-member table:name="1.84864592552" table:display="true" table:show-details="true"/>
                <table:data-pilot-member table:name="1.85134005547" table:display="true" table:show-details="true"/>
                <table:data-pilot-member table:name="1.85258197784" table:display="true" table:show-details="true"/>
                <table:data-pilot-member table:name="1.85484313965" table:display="true" table:show-details="true"/>
                <table:data-pilot-member table:name="1.8557100296" table:display="true" table:show-details="true"/>
                <table:data-pilot-member table:name="1.85679984093" table:display="true" table:show-details="true"/>
                <table:data-pilot-member table:name="1.85720801353" table:display="true" table:show-details="true"/>
                <table:data-pilot-member table:name="1.85847401619" table:display="true" table:show-details="true"/>
                <table:data-pilot-member table:name="1.86099386215" table:display="true" table:show-details="true"/>
                <table:data-pilot-member table:name="1.86114883423" table:display="true" table:show-details="true"/>
                <table:data-pilot-member table:name="1.86168694496" table:display="true" table:show-details="true"/>
                <table:data-pilot-member table:name="1.86576104164" table:display="true" table:show-details="true"/>
                <table:data-pilot-member table:name="1.86650490761" table:display="true" table:show-details="true"/>
                <table:data-pilot-member table:name="1.86765408516" table:display="true" table:show-details="true"/>
                <table:data-pilot-member table:name="1.87154793739" table:display="true" table:show-details="true"/>
                <table:data-pilot-member table:name="1.87218999863" table:display="true" table:show-details="true"/>
                <table:data-pilot-member table:name="1.87258887291" table:display="true" table:show-details="true"/>
                <table:data-pilot-member table:name="1.87359809875" table:display="true" table:show-details="true"/>
                <table:data-pilot-member table:name="1.87629890442" table:display="true" table:show-details="true"/>
                <table:data-pilot-member table:name="1.87810492516" table:display="true" table:show-details="true"/>
                <table:data-pilot-member table:name="1.87856507301" table:display="true" table:show-details="true"/>
                <table:data-pilot-member table:name="1.88003182411" table:display="true" table:show-details="true"/>
                <table:data-pilot-member table:name="1.88757610321" table:display="true" table:show-details="true"/>
                <table:data-pilot-member table:name="1.88783192635" table:display="true" table:show-details="true"/>
                <table:data-pilot-member table:name="1.88830685616" table:display="true" table:show-details="true"/>
                <table:data-pilot-member table:name="1.88926506042" table:display="true" table:show-details="true"/>
                <table:data-pilot-member table:name="1.89038419724" table:display="true" table:show-details="true"/>
                <table:data-pilot-member table:name="1.89102506638" table:display="true" table:show-details="true"/>
                <table:data-pilot-member table:name="1.89148712158" table:display="true" table:show-details="true"/>
                <table:data-pilot-member table:name="1.89229106903" table:display="true" table:show-details="true"/>
                <table:data-pilot-member table:name="1.8923561573" table:display="true" table:show-details="true"/>
                <table:data-pilot-member table:name="1.89340996742" table:display="true" table:show-details="true"/>
                <table:data-pilot-member table:name="1.89376711845" table:display="true" table:show-details="true"/>
                <table:data-pilot-member table:name="1.89415788651" table:display="true" table:show-details="true"/>
                <table:data-pilot-member table:name="1.89473485947" table:display="true" table:show-details="true"/>
                <table:data-pilot-member table:name="1.89526295662" table:display="true" table:show-details="true"/>
                <table:data-pilot-member table:name="1.89639616013" table:display="true" table:show-details="true"/>
                <table:data-pilot-member table:name="1.89835309982" table:display="true" table:show-details="true"/>
                <table:data-pilot-member table:name="1.90023994446" table:display="true" table:show-details="true"/>
                <table:data-pilot-member table:name="1.90079402924" table:display="true" table:show-details="true"/>
                <table:data-pilot-member table:name="1.90330815315" table:display="true" table:show-details="true"/>
                <table:data-pilot-member table:name="1.90407800674" table:display="true" table:show-details="true"/>
                <table:data-pilot-member table:name="1.90516805649" table:display="true" table:show-details="true"/>
                <table:data-pilot-member table:name="1.90628194809" table:display="true" table:show-details="true"/>
                <table:data-pilot-member table:name="1.90707302094" table:display="true" table:show-details="true"/>
                <table:data-pilot-member table:name="1.90966391563" table:display="true" table:show-details="true"/>
                <table:data-pilot-member table:name="1.92097997665" table:display="true" table:show-details="true"/>
                <table:data-pilot-member table:name="1.9340531826" table:display="true" table:show-details="true"/>
                <table:data-pilot-member table:name="1.93429613113" table:display="true" table:show-details="true"/>
                <table:data-pilot-member table:name="1.93869113922" table:display="true" table:show-details="true"/>
                <table:data-pilot-member table:name="1.93949699402" table:display="true" table:show-details="true"/>
                <table:data-pilot-member table:name="1.9420979023" table:display="true" table:show-details="true"/>
                <table:data-pilot-member table:name="1.94557619095" table:display="true" table:show-details="true"/>
                <table:data-pilot-member table:name="1.94668698311" table:display="true" table:show-details="true"/>
                <table:data-pilot-member table:name="1.95066404343" table:display="true" table:show-details="true"/>
                <table:data-pilot-member table:name="1.95373702049" table:display="true" table:show-details="true"/>
                <table:data-pilot-member table:name="1.9551858902" table:display="true" table:show-details="true"/>
                <table:data-pilot-member table:name="1.95578193665" table:display="true" table:show-details="true"/>
                <table:data-pilot-member table:name="1.95920801163" table:display="true" table:show-details="true"/>
                <table:data-pilot-member table:name="1.96094989777" table:display="true" table:show-details="true"/>
                <table:data-pilot-member table:name="1.96284008026" table:display="true" table:show-details="true"/>
                <table:data-pilot-member table:name="1.96490502357" table:display="true" table:show-details="true"/>
                <table:data-pilot-member table:name="1.97019195557" table:display="true" table:show-details="true"/>
                <table:data-pilot-member table:name="1.97222900391" table:display="true" table:show-details="true"/>
                <table:data-pilot-member table:name="1.97797203064" table:display="true" table:show-details="true"/>
                <table:data-pilot-member table:name="1.98289299011" table:display="true" table:show-details="true"/>
                <table:data-pilot-member table:name="1.98539710045" table:display="true" table:show-details="true"/>
                <table:data-pilot-member table:name="1.98581314087" table:display="true" table:show-details="true"/>
                <table:data-pilot-member table:name="1.98595404625" table:display="true" table:show-details="true"/>
                <table:data-pilot-member table:name="1.98797392845" table:display="true" table:show-details="true"/>
                <table:data-pilot-member table:name="1.9930138588" table:display="true" table:show-details="true"/>
                <table:data-pilot-member table:name="2.01649808884" table:display="true" table:show-details="true"/>
                <table:data-pilot-member table:name="2.02361297607" table:display="true" table:show-details="true"/>
                <table:data-pilot-member table:name="2.03004002571" table:display="true" table:show-details="true"/>
                <table:data-pilot-member table:name="2.03050780296" table:display="true" table:show-details="true"/>
                <table:data-pilot-member table:name="2.03354501724" table:display="true" table:show-details="true"/>
                <table:data-pilot-member table:name="2.04094696045" table:display="true" table:show-details="true"/>
                <table:data-pilot-member table:name="2.04357504845" table:display="true" table:show-details="true"/>
                <table:data-pilot-member table:name="2.0481159687" table:display="true" table:show-details="true"/>
                <table:data-pilot-member table:name="2.04993200302" table:display="true" table:show-details="true"/>
                <table:data-pilot-member table:name="2.06031703949" table:display="true" table:show-details="true"/>
                <table:data-pilot-member table:name="2.06398200989" table:display="true" table:show-details="true"/>
                <table:data-pilot-member table:name="2.06843614578" table:display="true" table:show-details="true"/>
                <table:data-pilot-member table:name="2.08424210548" table:display="true" table:show-details="true"/>
                <table:data-pilot-member table:name="2.118459939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Accuracy.A1:Accuracy.H8" table:buttons="Accuracy.A3 Accuracy.B1 Accuracy.C1" table:show-filter-button="false" table:drill-down-on-double-click="false">
          <table:source-cell-range table:cell-range-address="bible.A10:bible.F190"/>
          <table:data-pilot-field table:source-field-name="Width(*k)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tru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false" table:show-details="true"/>
                <table:data-pilot-member table:name="8" table:display="true" table:show-details="true"/>
                <table:data-pilot-member table:name="9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pth" table:orientation="column" table:used-hierarchy="0" table:function="auto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4" table:display="fals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K" table:orientation="row" table:used-hierarchy="0" table:function="auto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50" table:display="true" table:show-details="true"/>
                <table:data-pilot-member table:name="10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ccuracy" table:orientation="data" table:used-hierarchy="0" table:function="average">
            <table:data-pilot-level table:show-empty="false" calcext:repeat-item-labels="false">
              <table:data-pilot-members>
                <table:data-pilot-member table:name="80" table:display="true" table:show-details="true"/>
                <table:data-pilot-member table:name="82" table:display="true" table:show-details="true"/>
                <table:data-pilot-member table:name="84" table:display="true" table:show-details="true"/>
                <table:data-pilot-member table:name="86" table:display="true" table:show-details="true"/>
                <table:data-pilot-member table:name="87.4" table:display="true" table:show-details="true"/>
                <table:data-pilot-member table:name="88" table:display="true" table:show-details="true"/>
                <table:data-pilot-member table:name="89.4" table:display="true" table:show-details="true"/>
                <table:data-pilot-member table:name="90" table:display="true" table:show-details="true"/>
                <table:data-pilot-member table:name="91.8" table:display="true" table:show-details="true"/>
                <table:data-pilot-member table:name="92" table:display="true" table:show-details="true"/>
                <table:data-pilot-member table:name="92.7" table:display="true" table:show-details="true"/>
                <table:data-pilot-member table:name="93" table:display="true" table:show-details="true"/>
                <table:data-pilot-member table:name="93.7" table:display="true" table:show-details="true"/>
                <table:data-pilot-member table:name="94" table:display="true" table:show-details="true"/>
                <table:data-pilot-member table:name="95.4" table:display="true" table:show-details="true"/>
                <table:data-pilot-member table:name="96" table:display="true" table:show-details="true"/>
                <table:data-pilot-member table:name="96.4" table:display="true" table:show-details="true"/>
                <table:data-pilot-member table:name="97.2" table:display="true" table:show-details="true"/>
                <table:data-pilot-member table:name="97.6" table:display="true" table:show-details="true"/>
                <table:data-pilot-member table:name="97.8" table:display="true" table:show-details="true"/>
                <table:data-pilot-member table:name="98" table:display="true" table:show-details="true"/>
                <table:data-pilot-member table:name="98.2" table:display="true" table:show-details="true"/>
                <table:data-pilot-member table:name="98.5" table:display="true" table:show-details="true"/>
                <table:data-pilot-member table:name="98.6" table:display="true" table:show-details="true"/>
                <table:data-pilot-member table:name="98.8" table:display="true" table:show-details="true"/>
                <table:data-pilot-member table:name="98.9" table:display="true" table:show-details="true"/>
                <table:data-pilot-member table:name="99" table:display="true" table:show-details="true"/>
                <table:data-pilot-member table:name="99.1" table:display="true" table:show-details="true"/>
                <table:data-pilot-member table:name="99.2" table:display="true" table:show-details="true"/>
                <table:data-pilot-member table:name="99.3" table:display="true" table:show-details="true"/>
                <table:data-pilot-member table:name="99.4" table:display="true" table:show-details="true"/>
                <table:data-pilot-member table:name="99.5" table:display="true" table:show-details="true"/>
                <table:data-pilot-member table:name="99.6" table:display="true" table:show-details="true"/>
                <table:data-pilot-member table:name="99.7" table:display="true" table:show-details="true"/>
                <table:data-pilot-member table:name="99.8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Memory.A1:Memory.F8" table:buttons="Memory.A3 Memory.B1 Memory.C1" table:show-filter-button="false" table:drill-down-on-double-click="false">
          <table:source-cell-range table:cell-range-address="bible.A10:bible.F190"/>
          <table:data-pilot-field table:source-field-name="Depth" table:orientation="column" table:used-hierarchy="0" table:function="auto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4" table:display="fals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dth(*k)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tru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false" table:show-details="true"/>
                <table:data-pilot-member table:name="8" table:display="true" table:show-details="true"/>
                <table:data-pilot-member table:name="9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K" table:orientation="row" table:used-hierarchy="0" table:function="auto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50" table:display="true" table:show-details="true"/>
                <table:data-pilot-member table:name="10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mory" table:orientation="data" table:used-hierarchy="0" table:function="sum">
            <table:data-pilot-level table:show-empty="false" calcext:repeat-item-labels="false">
              <table:data-pilot-members>
                <table:data-pilot-member table:name="553" table:display="true" table:show-details="true"/>
                <table:data-pilot-member table:name="633" table:display="true" table:show-details="true"/>
                <table:data-pilot-member table:name="713" table:display="true" table:show-details="true"/>
                <table:data-pilot-member table:name="793" table:display="true" table:show-details="true"/>
                <table:data-pilot-member table:name="873" table:display="true" table:show-details="true"/>
                <table:data-pilot-member table:name="953" table:display="true" table:show-details="true"/>
                <table:data-pilot-member table:name="1033" table:display="true" table:show-details="true"/>
                <table:data-pilot-member table:name="1113" table:display="true" table:show-details="true"/>
                <table:data-pilot-member table:name="1273" table:display="true" table:show-details="true"/>
                <table:data-pilot-member table:name="1433" table:display="true" table:show-details="true"/>
                <table:data-pilot-member table:name="1513" table:display="true" table:show-details="true"/>
                <table:data-pilot-member table:name="1593" table:display="true" table:show-details="true"/>
                <table:data-pilot-member table:name="1753" table:display="true" table:show-details="true"/>
                <table:data-pilot-member table:name="1913" table:display="true" table:show-details="true"/>
                <table:data-pilot-member table:name="1993" table:display="true" table:show-details="true"/>
                <table:data-pilot-member table:name="2233" table:display="true" table:show-details="true"/>
                <table:data-pilot-member table:name="2313" table:display="true" table:show-details="true"/>
                <table:data-pilot-member table:name="2473" table:display="true" table:show-details="true"/>
                <table:data-pilot-member table:name="2553" table:display="true" table:show-details="true"/>
                <table:data-pilot-member table:name="2713" table:display="true" table:show-details="true"/>
                <table:data-pilot-member table:name="2873" table:display="true" table:show-details="true"/>
                <table:data-pilot-member table:name="3113" table:display="true" table:show-details="true"/>
                <table:data-pilot-member table:name="3193" table:display="true" table:show-details="true"/>
                <table:data-pilot-member table:name="3273" table:display="true" table:show-details="true"/>
                <table:data-pilot-member table:name="3513" table:display="true" table:show-details="true"/>
                <table:data-pilot-member table:name="3673" table:display="true" table:show-details="true"/>
                <table:data-pilot-member table:name="3913" table:display="true" table:show-details="true"/>
                <table:data-pilot-member table:name="4073" table:display="true" table:show-details="true"/>
                <table:data-pilot-member table:name="4153" table:display="true" table:show-details="true"/>
                <table:data-pilot-member table:name="4233" table:display="true" table:show-details="true"/>
                <table:data-pilot-member table:name="4473" table:display="true" table:show-details="true"/>
                <table:data-pilot-member table:name="4633" table:display="true" table:show-details="true"/>
                <table:data-pilot-member table:name="4793" table:display="true" table:show-details="true"/>
                <table:data-pilot-member table:name="4873" table:display="true" table:show-details="true"/>
                <table:data-pilot-member table:name="5273" table:display="true" table:show-details="true"/>
                <table:data-pilot-member table:name="5353" table:display="true" table:show-details="true"/>
                <table:data-pilot-member table:name="5673" table:display="true" table:show-details="true"/>
                <table:data-pilot-member table:name="6073" table:display="true" table:show-details="true"/>
                <table:data-pilot-member table:name="6473" table:display="true" table:show-details="true"/>
                <table:data-pilot-member table:name="6873" table:display="true" table:show-details="true"/>
                <table:data-pilot-member table:name="7273" table:display="true" table:show-details="true"/>
                <table:data-pilot-member table:name="7673" table:display="true" table:show-details="true"/>
                <table:data-pilot-member table:name="8073" table:display="true" table:show-details="true"/>
                <table:data-pilot-member table:name="8473" table:display="true" table:show-details="true"/>
                <table:data-pilot-member table:name="8873" table:display="true" table:show-details="true"/>
                <table:data-pilot-member table:name="9273" table:display="true" table:show-details="true"/>
                <table:data-pilot-member table:name="9673" table:display="true" table:show-details="true"/>
                <table:data-pilot-member table:name="10473" table:display="true" table:show-details="true"/>
                <table:data-pilot-member table:name="10873" table:display="true" table:show-details="true"/>
                <table:data-pilot-member table:name="11273" table:display="true" table:show-details="true"/>
                <table:data-pilot-member table:name="12073" table:display="true" table:show-details="true"/>
                <table:data-pilot-member table:name="12473" table:display="true" table:show-details="true"/>
                <table:data-pilot-member table:name="13273" table:display="true" table:show-details="true"/>
                <table:data-pilot-member table:name="13673" table:display="true" table:show-details="true"/>
                <table:data-pilot-member table:name="14073" table:display="true" table:show-details="true"/>
                <table:data-pilot-member table:name="14473" table:display="true" table:show-details="true"/>
                <table:data-pilot-member table:name="15273" table:display="true" table:show-details="true"/>
                <table:data-pilot-member table:name="15673" table:display="true" table:show-details="true"/>
                <table:data-pilot-member table:name="16873" table:display="true" table:show-details="true"/>
                <table:data-pilot-member table:name="17273" table:display="true" table:show-details="true"/>
                <table:data-pilot-member table:name="18073" table:display="true" table:show-details="true"/>
                <table:data-pilot-member table:name="18473" table:display="true" table:show-details="true"/>
                <table:data-pilot-member table:name="19273" table:display="true" table:show-details="true"/>
                <table:data-pilot-member table:name="20473" table:display="true" table:show-details="true"/>
                <table:data-pilot-member table:name="20873" table:display="true" table:show-details="true"/>
                <table:data-pilot-member table:name="21673" table:display="true" table:show-details="true"/>
                <table:data-pilot-member table:name="22473" table:display="true" table:show-details="true"/>
                <table:data-pilot-member table:name="22873" table:display="true" table:show-details="true"/>
                <table:data-pilot-member table:name="23673" table:display="true" table:show-details="true"/>
                <table:data-pilot-member table:name="24073" table:display="true" table:show-details="true"/>
                <table:data-pilot-member table:name="24873" table:display="true" table:show-details="true"/>
                <table:data-pilot-member table:name="26473" table:display="true" table:show-details="true"/>
                <table:data-pilot-member table:name="28073" table:display="true" table:show-details="true"/>
                <table:data-pilot-member table:name="30473" table:display="true" table:show-details="true"/>
                <table:data-pilot-member table:name="31273" table:display="true" table:show-details="true"/>
                <table:data-pilot-member table:name="34473" table:display="true" table:show-details="true"/>
                <table:data-pilot-member table:name="36073" table:display="true" table:show-details="true"/>
                <table:data-pilot-member table:name="38473" table:display="true" table:show-details="true"/>
                <table:data-pilot-member table:name="40873" table:display="true" table:show-details="true"/>
                <table:data-pilot-member table:name="41673" table:display="true" table:show-details="true"/>
                <table:data-pilot-member table:name="45673" table:display="true" table:show-details="true"/>
                <table:data-pilot-member table:name="47273" table:display="true" table:show-details="true"/>
                <table:data-pilot-member table:name="48073" table:display="true" table:show-details="true"/>
                <table:data-pilot-member table:name="52873" table:display="true" table:show-details="true"/>
                <table:data-pilot-member table:name="56073" table:display="true" table:show-details="true"/>
                <table:data-pilot-member table:name="64073" table:display="true" table:show-details="true"/>
                <table:data-pilot-member table:name="72073" table:display="true" table:show-details="true"/>
                <table:data-pilot-member table:name="80073" table:display="true" table:show-details="true"/>
                <table:data-pilot-member table:name="88073" table:display="true" table:show-details="true"/>
                <table:data-pilot-member table:name="96073" table:display="true" table:show-details="true"/>
                <table:data-pilot-member table:name="104073" table:display="true" table:show-details="true"/>
                <table:data-pilot-member table:name="120073" table:display="true" table:show-details="true"/>
                <table:data-pilot-member table:name="136073" table:display="true" table:show-details="true"/>
                <table:data-pilot-member table:name="144073" table:display="true" table:show-details="true"/>
                <table:data-pilot-member table:name="152073" table:display="true" table:show-details="true"/>
                <table:data-pilot-member table:name="168073" table:display="true" table:show-details="true"/>
                <table:data-pilot-member table:name="184073" table:display="true" table:show-details="true"/>
                <table:data-pilot-member table:name="192073" table:display="true" table:show-details="true"/>
                <table:data-pilot-member table:name="216073" table:display="true" table:show-details="true"/>
                <table:data-pilot-member table:name="224073" table:display="true" table:show-details="true"/>
                <table:data-pilot-member table:name="240073" table:display="true" table:show-details="true"/>
                <table:data-pilot-member table:name="248073" table:display="true" table:show-details="true"/>
                <table:data-pilot-member table:name="264073" table:display="true" table:show-details="true"/>
                <table:data-pilot-member table:name="280073" table:display="true" table:show-details="true"/>
                <table:data-pilot-member table:name="304073" table:display="true" table:show-details="true"/>
                <table:data-pilot-member table:name="312073" table:display="true" table:show-details="true"/>
                <table:data-pilot-member table:name="344073" table:display="true" table:show-details="true"/>
                <table:data-pilot-member table:name="360073" table:display="true" table:show-details="true"/>
                <table:data-pilot-member table:name="384073" table:display="true" table:show-details="true"/>
                <table:data-pilot-member table:name="408073" table:display="true" table:show-details="true"/>
                <table:data-pilot-member table:name="416073" table:display="true" table:show-details="true"/>
                <table:data-pilot-member table:name="456073" table:display="true" table:show-details="true"/>
                <table:data-pilot-member table:name="472073" table:display="true" table:show-details="true"/>
                <table:data-pilot-member table:name="52807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7T11:15:55.761985006</dc:date>
    <meta:editing-duration>PT6M</meta:editing-duration>
    <meta:editing-cycles>1</meta:editing-cycles>
    <meta:document-statistic meta:table-count="4" meta:cell-count="1236" meta:object-count="3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.6" chart:maximum="2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legend chart:legend-position="end" svg:x="13.19cm" svg:y="2.154cm" style:legend-expansion="high" chart:style-name="ch2"/>
        <chart:plot-area chart:style-name="ch3" table:cell-range-address="PivotChart" chart:data-source-has-labels="column" svg:x="0.32cm" svg:y="0.18cm" svg:width="12.55cm" svg:height="7.74cm">
          <chartooo:coordinate-region svg:x="1.232cm" svg:y="0.379cm" svg:width="11.638cm" svg:height="6.89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4"/>
          </chart:series>
          <chart:series chart:style-name="ch8" chart:values-cell-range-address="PT@data 1" chart:label-cell-address="PT@label 1" chart:class="chart:bar">
            <chart:data-point chart:repeated="4"/>
          </chart:series>
          <chart:series chart:style-name="ch9" chart:values-cell-range-address="PT@data 2" chart:label-cell-address="PT@label 2" chart:class="chart:bar">
            <chart:data-point chart:repeated="4"/>
          </chart:series>
          <chart:series chart:style-name="ch10" chart:values-cell-range-address="PT@data 3" chart:label-cell-address="PT@label 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 - 3</text:p>
                <draw:g>
                  <svg:desc>PT@label 0</svg:desc>
                </draw:g>
              </table:table-cell>
              <table:table-cell office:value-type="string">
                <text:p>4 - 7</text:p>
                <draw:g>
                  <svg:desc>PT@label 1</svg:desc>
                </draw:g>
              </table:table-cell>
              <table:table-cell office:value-type="string">
                <text:p>8 - 3</text:p>
                <draw:g>
                  <svg:desc>PT@label 2</svg:desc>
                </draw:g>
              </table:table-cell>
              <table:table-cell office:value-type="string">
                <text:p>8 - 7</text:p>
                <draw:g>
                  <svg:desc>PT@label 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PT@categories</svg:desc>
                </draw:g>
              </table:table-cell>
              <table:table-cell office:value-type="float" office:value="1.74276685715">
                <text:p>1.74276685715</text:p>
                <draw:g>
                  <svg:desc>PT@data 0</svg:desc>
                </draw:g>
              </table:table-cell>
              <table:table-cell office:value-type="float" office:value="1.89639616013">
                <text:p>1.89639616013</text:p>
                <draw:g>
                  <svg:desc>PT@data 1</svg:desc>
                </draw:g>
              </table:table-cell>
              <table:table-cell office:value-type="float" office:value="1.67926692963">
                <text:p>1.67926692963</text:p>
                <draw:g>
                  <svg:desc>PT@data 2</svg:desc>
                </draw:g>
              </table:table-cell>
              <table:table-cell office:value-type="float" office:value="1.89526295662">
                <text:p>1.89526295662</text:p>
                <draw:g>
                  <svg:desc>PT@data 3</svg:desc>
                </draw:g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7219305038">
                <text:p>1.67219305038</text:p>
              </table:table-cell>
              <table:table-cell office:value-type="float" office:value="1.82843708992">
                <text:p>1.82843708992</text:p>
              </table:table-cell>
              <table:table-cell office:value-type="float" office:value="1.70427083969">
                <text:p>1.70427083969</text:p>
              </table:table-cell>
              <table:table-cell office:value-type="float" office:value="1.83244395256">
                <text:p>1.832443952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7658829689">
                <text:p>1.7658829689</text:p>
              </table:table-cell>
              <table:table-cell office:value-type="float" office:value="1.88003182411">
                <text:p>1.88003182411</text:p>
              </table:table-cell>
              <table:table-cell office:value-type="float" office:value="1.75050187111">
                <text:p>1.75050187111</text:p>
              </table:table-cell>
              <table:table-cell office:value-type="float" office:value="1.84844589233">
                <text:p>1.8484458923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95373702049">
                <text:p>1.95373702049</text:p>
              </table:table-cell>
              <table:table-cell office:value-type="float" office:value="2.04094696045">
                <text:p>2.04094696045</text:p>
              </table:table-cell>
              <table:table-cell office:value-type="float" office:value="1.90966391563">
                <text:p>1.90966391563</text:p>
              </table:table-cell>
              <table:table-cell office:value-type="float" office:value="2.04357504845">
                <text:p>2.04357504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bar" chart:style-name="ch1">
        <chart:legend chart:legend-position="end" svg:x="13.19cm" svg:y="2.154cm" style:legend-expansion="high" chart:style-name="ch2"/>
        <chart:plot-area chart:style-name="ch3" table:cell-range-address="PivotChart" chart:data-source-has-labels="column" svg:x="0.32cm" svg:y="0.18cm" svg:width="12.55cm" svg:height="7.74cm">
          <chartooo:coordinate-region svg:x="1.127cm" svg:y="0.379cm" svg:width="11.743cm" svg:height="6.89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4"/>
          </chart:series>
          <chart:series chart:style-name="ch8" chart:values-cell-range-address="PT@data 1" chart:label-cell-address="PT@label 1" chart:class="chart:bar">
            <chart:data-point chart:repeated="4"/>
          </chart:series>
          <chart:series chart:style-name="ch9" chart:values-cell-range-address="PT@data 2" chart:label-cell-address="PT@label 2" chart:class="chart:bar">
            <chart:data-point chart:repeated="4"/>
          </chart:series>
          <chart:series chart:style-name="ch10" chart:values-cell-range-address="PT@data 5" chart:label-cell-address="PT@label 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- 3</text:p>
                <draw:g>
                  <svg:desc>PT@label 0</svg:desc>
                </draw:g>
              </table:table-cell>
              <table:table-cell office:value-type="string">
                <text:p>1 - 7</text:p>
                <draw:g>
                  <svg:desc>PT@label 1</svg:desc>
                </draw:g>
              </table:table-cell>
              <table:table-cell office:value-type="string">
                <text:p>4 - 3</text:p>
                <draw:g>
                  <svg:desc>PT@label 2</svg:desc>
                </draw:g>
              </table:table-cell>
              <table:table-cell office:value-type="string">
                <text:p>8 - 7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PT@categories</svg:desc>
                </draw:g>
              </table:table-cell>
              <table:table-cell office:value-type="float" office:value="80">
                <text:p>80</text:p>
                <draw:g>
                  <svg:desc>PT@data 0</svg:desc>
                </draw:g>
              </table:table-cell>
              <table:table-cell office:value-type="float" office:value="100">
                <text:p>100</text:p>
                <draw:g>
                  <svg:desc>PT@data 1</svg:desc>
                </draw:g>
              </table:table-cell>
              <table:table-cell office:value-type="float" office:value="100">
                <text:p>100</text:p>
                <draw:g>
                  <svg:desc>PT@data 2</svg:desc>
                </draw:g>
              </table:table-cell>
              <table:table-cell office:value-type="float" office:value="100">
                <text:p>100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">
                <text:p>82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6">
                <text:p>86</text:p>
              </table:table-cell>
              <table:table-cell office:value-type="float" office:value="92">
                <text:p>92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4">
                <text:p>84</text:p>
              </table:table-cell>
              <table:table-cell office:value-type="float" office:value="92.7">
                <text:p>92.7</text:p>
              </table:table-cell>
              <table:table-cell office:value-type="float" office:value="97.6">
                <text:p>97.6</text:p>
              </table:table-cell>
              <table:table-cell office:value-type="float" office:value="99.6">
                <text:p>99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loext:data-pilot-source="DataPilot3" chart:class="chart:bar" chart:style-name="ch1">
        <chart:legend chart:legend-position="end" svg:x="13.19cm" svg:y="2.156cm" style:legend-expansion="high" chart:style-name="ch2"/>
        <chart:plot-area chart:style-name="ch3" table:cell-range-address="PivotChart" chart:data-source-has-labels="column" svg:x="0.319cm" svg:y="0.18cm" svg:width="12.552cm" svg:height="7.745cm">
          <chartooo:coordinate-region svg:x="1.866cm" svg:y="0.38cm" svg:width="11.005cm" svg:height="6.89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4"/>
          </chart:series>
          <chart:series chart:style-name="ch8" chart:values-cell-range-address="PT@data 1" chart:label-cell-address="PT@label 1" chart:class="chart:bar">
            <chart:data-point chart:repeated="4"/>
          </chart:series>
          <chart:series chart:style-name="ch9" chart:values-cell-range-address="PT@data 2" chart:label-cell-address="PT@label 2" chart:class="chart:bar">
            <chart:data-point chart:repeated="4"/>
          </chart:series>
          <chart:series chart:style-name="ch10" chart:values-cell-range-address="PT@data 3" chart:label-cell-address="PT@label 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 - 4</text:p>
                <draw:g>
                  <svg:desc>PT@label 0</svg:desc>
                </draw:g>
              </table:table-cell>
              <table:table-cell office:value-type="string">
                <text:p>3 - 8</text:p>
                <draw:g>
                  <svg:desc>PT@label 1</svg:desc>
                </draw:g>
              </table:table-cell>
              <table:table-cell office:value-type="string">
                <text:p>7 - 4</text:p>
                <draw:g>
                  <svg:desc>PT@label 2</svg:desc>
                </draw:g>
              </table:table-cell>
              <table:table-cell office:value-type="string">
                <text:p>7 - 8</text:p>
                <draw:g>
                  <svg:desc>PT@label 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PT@categories</svg:desc>
                </draw:g>
              </table:table-cell>
              <table:table-cell office:value-type="float" office:value="1273">
                <text:p>1273</text:p>
                <draw:g>
                  <svg:desc>PT@data 0</svg:desc>
                </draw:g>
              </table:table-cell>
              <table:table-cell office:value-type="float" office:value="2233">
                <text:p>2233</text:p>
                <draw:g>
                  <svg:desc>PT@data 1</svg:desc>
                </draw:g>
              </table:table-cell>
              <table:table-cell office:value-type="float" office:value="2553">
                <text:p>2553</text:p>
                <draw:g>
                  <svg:desc>PT@data 2</svg:desc>
                </draw:g>
              </table:table-cell>
              <table:table-cell office:value-type="float" office:value="4793">
                <text:p>4793</text:p>
                <draw:g>
                  <svg:desc>PT@data 3</svg:desc>
                </draw:g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73">
                <text:p>6073</text:p>
              </table:table-cell>
              <table:table-cell office:value-type="float" office:value="10873">
                <text:p>10873</text:p>
              </table:table-cell>
              <table:table-cell office:value-type="float" office:value="12473">
                <text:p>12473</text:p>
              </table:table-cell>
              <table:table-cell office:value-type="float" office:value="23673">
                <text:p>236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073">
                <text:p>12073</text:p>
              </table:table-cell>
              <table:table-cell office:value-type="float" office:value="21673">
                <text:p>21673</text:p>
              </table:table-cell>
              <table:table-cell office:value-type="float" office:value="24873">
                <text:p>24873</text:p>
              </table:table-cell>
              <table:table-cell office:value-type="float" office:value="47273">
                <text:p>4727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0073">
                <text:p>120073</text:p>
              </table:table-cell>
              <table:table-cell office:value-type="float" office:value="216073">
                <text:p>216073</text:p>
              </table:table-cell>
              <table:table-cell office:value-type="float" office:value="248073">
                <text:p>248073</text:p>
              </table:table-cell>
              <table:table-cell office:value-type="float" office:value="472073">
                <text:p>4720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